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9.74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1234627" calcext:value-type="float">
            <text:p>1234627</text:p>
          </table:table-cell>
        </table:table-row>
        <table:table-row table:style-name="ro1">
          <table:table-cell/>
          <table:table-cell office:value-type="float" office:value="1221061" calcext:value-type="float">
            <text:p>1221061</text:p>
          </table:table-cell>
        </table:table-row>
        <table:table-row table:style-name="ro1">
          <table:table-cell/>
          <table:table-cell office:value-type="float" office:value="1527030" calcext:value-type="float">
            <text:p>1527030</text:p>
          </table:table-cell>
        </table:table-row>
        <table:table-row table:style-name="ro1">
          <table:table-cell/>
          <table:table-cell office:value-type="float" office:value="1384191" calcext:value-type="float">
            <text:p>1384191</text:p>
          </table:table-cell>
        </table:table-row>
        <table:table-row table:style-name="ro1">
          <table:table-cell/>
          <table:table-cell office:value-type="float" office:value="1417319" calcext:value-type="float">
            <text:p>1417319</text:p>
          </table:table-cell>
        </table:table-row>
        <table:table-row table:style-name="ro1">
          <table:table-cell/>
          <table:table-cell office:value-type="float" office:value="1426692" calcext:value-type="float">
            <text:p>1426692</text:p>
          </table:table-cell>
        </table:table-row>
        <table:table-row table:style-name="ro1">
          <table:table-cell/>
          <table:table-cell office:value-type="float" office:value="1418417" calcext:value-type="float">
            <text:p>1418417</text:p>
          </table:table-cell>
        </table:table-row>
        <table:table-row table:style-name="ro1">
          <table:table-cell/>
          <table:table-cell office:value-type="float" office:value="1374735" calcext:value-type="float">
            <text:p>1374735</text:p>
          </table:table-cell>
        </table:table-row>
        <table:table-row table:style-name="ro1">
          <table:table-cell/>
          <table:table-cell office:value-type="float" office:value="1426869" calcext:value-type="float">
            <text:p>1426869</text:p>
          </table:table-cell>
        </table:table-row>
        <table:table-row table:style-name="ro1">
          <table:table-cell/>
          <table:table-cell office:value-type="float" office:value="1547457" calcext:value-type="float">
            <text:p>1547457</text:p>
          </table:table-cell>
        </table:table-row>
        <table:table-row table:style-name="ro1">
          <table:table-cell/>
          <table:table-cell office:value-type="float" office:value="1385756" calcext:value-type="float">
            <text:p>1385756</text:p>
          </table:table-cell>
        </table:table-row>
        <table:table-row table:style-name="ro1">
          <table:table-cell/>
          <table:table-cell office:value-type="float" office:value="1371159" calcext:value-type="float">
            <text:p>1371159</text:p>
          </table:table-cell>
        </table:table-row>
        <table:table-row table:style-name="ro1">
          <table:table-cell/>
          <table:table-cell office:value-type="float" office:value="1412942" calcext:value-type="float">
            <text:p>1412942</text:p>
          </table:table-cell>
        </table:table-row>
        <table:table-row table:style-name="ro1">
          <table:table-cell/>
          <table:table-cell office:value-type="float" office:value="1346821" calcext:value-type="float">
            <text:p>1346821</text:p>
          </table:table-cell>
        </table:table-row>
        <table:table-row table:style-name="ro1">
          <table:table-cell/>
          <table:table-cell office:value-type="float" office:value="1354907" calcext:value-type="float">
            <text:p>1354907</text:p>
          </table:table-cell>
        </table:table-row>
        <table:table-row table:style-name="ro1">
          <table:table-cell/>
          <table:table-cell office:value-type="float" office:value="1395025" calcext:value-type="float">
            <text:p>1395025</text:p>
          </table:table-cell>
        </table:table-row>
        <table:table-row table:style-name="ro1">
          <table:table-cell/>
          <table:table-cell office:value-type="float" office:value="1435945" calcext:value-type="float">
            <text:p>1435945</text:p>
          </table:table-cell>
        </table:table-row>
        <table:table-row table:style-name="ro1">
          <table:table-cell/>
          <table:table-cell office:value-type="float" office:value="1357066" calcext:value-type="float">
            <text:p>1357066</text:p>
          </table:table-cell>
        </table:table-row>
        <table:table-row table:style-name="ro1">
          <table:table-cell/>
          <table:table-cell office:value-type="float" office:value="1456125" calcext:value-type="float">
            <text:p>1456125</text:p>
          </table:table-cell>
        </table:table-row>
        <table:table-row table:style-name="ro1">
          <table:table-cell/>
          <table:table-cell office:value-type="float" office:value="1602660" calcext:value-type="float">
            <text:p>1602660</text:p>
          </table:table-cell>
        </table:table-row>
        <table:table-row table:style-name="ro1">
          <table:table-cell/>
          <table:table-cell office:value-type="float" office:value="1579513" calcext:value-type="float">
            <text:p>1579513</text:p>
          </table:table-cell>
        </table:table-row>
        <table:table-row table:style-name="ro1">
          <table:table-cell/>
          <table:table-cell office:value-type="float" office:value="1365246" calcext:value-type="float">
            <text:p>1365246</text:p>
          </table:table-cell>
        </table:table-row>
        <table:table-row table:style-name="ro1">
          <table:table-cell/>
          <table:table-cell office:value-type="float" office:value="1367038" calcext:value-type="float">
            <text:p>1367038</text:p>
          </table:table-cell>
        </table:table-row>
        <table:table-row table:style-name="ro1">
          <table:table-cell/>
          <table:table-cell office:value-type="float" office:value="1391454" calcext:value-type="float">
            <text:p>1391454</text:p>
          </table:table-cell>
        </table:table-row>
        <table:table-row table:style-name="ro1">
          <table:table-cell/>
          <table:table-cell office:value-type="float" office:value="1573988" calcext:value-type="float">
            <text:p>1573988</text:p>
          </table:table-cell>
        </table:table-row>
        <table:table-row table:style-name="ro1">
          <table:table-cell/>
          <table:table-cell office:value-type="float" office:value="1445470" calcext:value-type="float">
            <text:p>1445470</text:p>
          </table:table-cell>
        </table:table-row>
        <table:table-row table:style-name="ro1">
          <table:table-cell/>
          <table:table-cell office:value-type="float" office:value="1428839" calcext:value-type="float">
            <text:p>1428839</text:p>
          </table:table-cell>
        </table:table-row>
        <table:table-row table:style-name="ro1">
          <table:table-cell/>
          <table:table-cell office:value-type="float" office:value="1546304" calcext:value-type="float">
            <text:p>1546304</text:p>
          </table:table-cell>
        </table:table-row>
        <table:table-row table:style-name="ro1">
          <table:table-cell/>
          <table:table-cell office:value-type="float" office:value="1402661" calcext:value-type="float">
            <text:p>1402661</text:p>
          </table:table-cell>
        </table:table-row>
        <table:table-row table:style-name="ro1">
          <table:table-cell/>
          <table:table-cell office:value-type="float" office:value="1461723" calcext:value-type="float">
            <text:p>1461723</text:p>
          </table:table-cell>
        </table:table-row>
        <table:table-row table:style-name="ro1">
          <table:table-cell/>
          <table:table-cell office:value-type="float" office:value="1507677" calcext:value-type="float">
            <text:p>1507677</text:p>
          </table:table-cell>
        </table:table-row>
        <table:table-row table:style-name="ro1">
          <table:table-cell/>
          <table:table-cell office:value-type="float" office:value="2087451" calcext:value-type="float">
            <text:p>2087451</text:p>
          </table:table-cell>
        </table:table-row>
        <table:table-row table:style-name="ro1">
          <table:table-cell/>
          <table:table-cell office:value-type="float" office:value="2332841" calcext:value-type="float">
            <text:p>2332841</text:p>
          </table:table-cell>
        </table:table-row>
        <table:table-row table:style-name="ro1">
          <table:table-cell/>
          <table:table-cell office:value-type="float" office:value="1616388" calcext:value-type="float">
            <text:p>1616388</text:p>
          </table:table-cell>
        </table:table-row>
        <table:table-row table:style-name="ro1">
          <table:table-cell/>
          <table:table-cell office:value-type="float" office:value="1733113" calcext:value-type="float">
            <text:p>1733113</text:p>
          </table:table-cell>
        </table:table-row>
        <table:table-row table:style-name="ro1">
          <table:table-cell/>
          <table:table-cell office:value-type="float" office:value="1491633" calcext:value-type="float">
            <text:p>1491633</text:p>
          </table:table-cell>
        </table:table-row>
        <table:table-row table:style-name="ro1">
          <table:table-cell/>
          <table:table-cell office:value-type="float" office:value="1436198" calcext:value-type="float">
            <text:p>1436198</text:p>
          </table:table-cell>
        </table:table-row>
        <table:table-row table:style-name="ro1">
          <table:table-cell/>
          <table:table-cell office:value-type="float" office:value="1461303" calcext:value-type="float">
            <text:p>1461303</text:p>
          </table:table-cell>
        </table:table-row>
        <table:table-row table:style-name="ro1">
          <table:table-cell/>
          <table:table-cell office:value-type="float" office:value="1416061" calcext:value-type="float">
            <text:p>1416061</text:p>
          </table:table-cell>
        </table:table-row>
        <table:table-row table:style-name="ro1">
          <table:table-cell/>
          <table:table-cell office:value-type="float" office:value="1366088" calcext:value-type="float">
            <text:p>1366088</text:p>
          </table:table-cell>
        </table:table-row>
        <table:table-row table:style-name="ro1">
          <table:table-cell/>
          <table:table-cell office:value-type="float" office:value="1553193" calcext:value-type="float">
            <text:p>1553193</text:p>
          </table:table-cell>
        </table:table-row>
        <table:table-row table:style-name="ro1">
          <table:table-cell/>
          <table:table-cell office:value-type="float" office:value="1554042" calcext:value-type="float">
            <text:p>1554042</text:p>
          </table:table-cell>
        </table:table-row>
        <table:table-row table:style-name="ro1">
          <table:table-cell/>
          <table:table-cell office:value-type="float" office:value="1460997" calcext:value-type="float">
            <text:p>1460997</text:p>
          </table:table-cell>
        </table:table-row>
        <table:table-row table:style-name="ro1">
          <table:table-cell/>
          <table:table-cell office:value-type="float" office:value="1366039" calcext:value-type="float">
            <text:p>1366039</text:p>
          </table:table-cell>
        </table:table-row>
        <table:table-row table:style-name="ro1">
          <table:table-cell/>
          <table:table-cell office:value-type="float" office:value="1377161" calcext:value-type="float">
            <text:p>1377161</text:p>
          </table:table-cell>
        </table:table-row>
        <table:table-row table:style-name="ro1">
          <table:table-cell/>
          <table:table-cell office:value-type="float" office:value="1468564" calcext:value-type="float">
            <text:p>1468564</text:p>
          </table:table-cell>
        </table:table-row>
        <table:table-row table:style-name="ro1">
          <table:table-cell/>
          <table:table-cell office:value-type="float" office:value="1488414" calcext:value-type="float">
            <text:p>1488414</text:p>
          </table:table-cell>
        </table:table-row>
        <table:table-row table:style-name="ro1">
          <table:table-cell/>
          <table:table-cell office:value-type="float" office:value="1637790" calcext:value-type="float">
            <text:p>1637790</text:p>
          </table:table-cell>
        </table:table-row>
        <table:table-row table:style-name="ro1">
          <table:table-cell/>
          <table:table-cell office:value-type="float" office:value="2291605" calcext:value-type="float">
            <text:p>2291605</text:p>
          </table:table-cell>
        </table:table-row>
        <table:table-row table:style-name="ro1">
          <table:table-cell/>
          <table:table-cell office:value-type="float" office:value="1995324" calcext:value-type="float">
            <text:p>1995324</text:p>
          </table:table-cell>
        </table:table-row>
        <table:table-row table:style-name="ro1">
          <table:table-cell/>
          <table:table-cell office:value-type="float" office:value="1704444" calcext:value-type="float">
            <text:p>1704444</text:p>
          </table:table-cell>
        </table:table-row>
        <table:table-row table:style-name="ro1">
          <table:table-cell/>
          <table:table-cell office:value-type="float" office:value="1601149" calcext:value-type="float">
            <text:p>1601149</text:p>
          </table:table-cell>
        </table:table-row>
        <table:table-row table:style-name="ro1">
          <table:table-cell/>
          <table:table-cell office:value-type="float" office:value="1434217" calcext:value-type="float">
            <text:p>1434217</text:p>
          </table:table-cell>
        </table:table-row>
        <table:table-row table:style-name="ro1">
          <table:table-cell/>
          <table:table-cell office:value-type="float" office:value="1521364" calcext:value-type="float">
            <text:p>1521364</text:p>
          </table:table-cell>
        </table:table-row>
        <table:table-row table:style-name="ro1">
          <table:table-cell/>
          <table:table-cell office:value-type="float" office:value="1672208" calcext:value-type="float">
            <text:p>1672208</text:p>
          </table:table-cell>
        </table:table-row>
        <table:table-row table:style-name="ro1">
          <table:table-cell/>
          <table:table-cell office:value-type="float" office:value="1649822" calcext:value-type="float">
            <text:p>1649822</text:p>
          </table:table-cell>
        </table:table-row>
        <table:table-row table:style-name="ro1">
          <table:table-cell/>
          <table:table-cell office:value-type="float" office:value="1612641" calcext:value-type="float">
            <text:p>1612641</text:p>
          </table:table-cell>
        </table:table-row>
        <table:table-row table:style-name="ro1">
          <table:table-cell/>
          <table:table-cell office:value-type="float" office:value="1489846" calcext:value-type="float">
            <text:p>1489846</text:p>
          </table:table-cell>
        </table:table-row>
        <table:table-row table:style-name="ro1">
          <table:table-cell/>
          <table:table-cell office:value-type="float" office:value="1440874" calcext:value-type="float">
            <text:p>1440874</text:p>
          </table:table-cell>
        </table:table-row>
        <table:table-row table:style-name="ro1">
          <table:table-cell/>
          <table:table-cell office:value-type="float" office:value="1639657" calcext:value-type="float">
            <text:p>1639657</text:p>
          </table:table-cell>
        </table:table-row>
        <table:table-row table:style-name="ro1">
          <table:table-cell/>
          <table:table-cell office:value-type="float" office:value="1655755" calcext:value-type="float">
            <text:p>1655755</text:p>
          </table:table-cell>
        </table:table-row>
        <table:table-row table:style-name="ro1">
          <table:table-cell/>
          <table:table-cell office:value-type="float" office:value="1510397" calcext:value-type="float">
            <text:p>1510397</text:p>
          </table:table-cell>
        </table:table-row>
        <table:table-row table:style-name="ro1">
          <table:table-cell/>
          <table:table-cell office:value-type="float" office:value="1524538" calcext:value-type="float">
            <text:p>1524538</text:p>
          </table:table-cell>
        </table:table-row>
        <table:table-row table:style-name="ro1">
          <table:table-cell/>
          <table:table-cell office:value-type="float" office:value="1592307" calcext:value-type="float">
            <text:p>1592307</text:p>
          </table:table-cell>
        </table:table-row>
        <table:table-row table:style-name="ro1">
          <table:table-cell/>
          <table:table-cell office:value-type="float" office:value="1710224" calcext:value-type="float">
            <text:p>1710224</text:p>
          </table:table-cell>
        </table:table-row>
        <table:table-row table:style-name="ro1">
          <table:table-cell/>
          <table:table-cell office:value-type="float" office:value="1669622" calcext:value-type="float">
            <text:p>1669622</text:p>
          </table:table-cell>
        </table:table-row>
        <table:table-row table:style-name="ro1">
          <table:table-cell/>
          <table:table-cell office:value-type="float" office:value="1439039" calcext:value-type="float">
            <text:p>1439039</text:p>
          </table:table-cell>
        </table:table-row>
        <table:table-row table:style-name="ro1">
          <table:table-cell/>
          <table:table-cell office:value-type="float" office:value="1539822" calcext:value-type="float">
            <text:p>1539822</text:p>
          </table:table-cell>
        </table:table-row>
        <table:table-row table:style-name="ro1">
          <table:table-cell/>
          <table:table-cell office:value-type="float" office:value="1549857" calcext:value-type="float">
            <text:p>1549857</text:p>
          </table:table-cell>
        </table:table-row>
        <table:table-row table:style-name="ro1">
          <table:table-cell/>
          <table:table-cell office:value-type="float" office:value="1724986" calcext:value-type="float">
            <text:p>1724986</text:p>
          </table:table-cell>
        </table:table-row>
        <table:table-row table:style-name="ro1">
          <table:table-cell/>
          <table:table-cell office:value-type="float" office:value="1601071" calcext:value-type="float">
            <text:p>1601071</text:p>
          </table:table-cell>
        </table:table-row>
        <table:table-row table:style-name="ro1">
          <table:table-cell/>
          <table:table-cell office:value-type="float" office:value="1437031" calcext:value-type="float">
            <text:p>1437031</text:p>
          </table:table-cell>
        </table:table-row>
        <table:table-row table:style-name="ro1">
          <table:table-cell/>
          <table:table-cell office:value-type="float" office:value="1446025" calcext:value-type="float">
            <text:p>1446025</text:p>
          </table:table-cell>
        </table:table-row>
        <table:table-row table:style-name="ro1">
          <table:table-cell/>
          <table:table-cell office:value-type="float" office:value="1745251" calcext:value-type="float">
            <text:p>1745251</text:p>
          </table:table-cell>
        </table:table-row>
        <table:table-row table:style-name="ro1">
          <table:table-cell/>
          <table:table-cell office:value-type="float" office:value="1698242" calcext:value-type="float">
            <text:p>1698242</text:p>
          </table:table-cell>
        </table:table-row>
        <table:table-row table:style-name="ro1">
          <table:table-cell/>
          <table:table-cell office:value-type="float" office:value="2476640" calcext:value-type="float">
            <text:p>2476640</text:p>
          </table:table-cell>
        </table:table-row>
        <table:table-row table:style-name="ro1">
          <table:table-cell/>
          <table:table-cell office:value-type="float" office:value="2743457" calcext:value-type="float">
            <text:p>2743457</text:p>
          </table:table-cell>
        </table:table-row>
        <table:table-row table:style-name="ro1">
          <table:table-cell/>
          <table:table-cell office:value-type="float" office:value="2255018" calcext:value-type="float">
            <text:p>2255018</text:p>
          </table:table-cell>
        </table:table-row>
        <table:table-row table:style-name="ro1">
          <table:table-cell/>
          <table:table-cell office:value-type="float" office:value="1858512" calcext:value-type="float">
            <text:p>1858512</text:p>
          </table:table-cell>
        </table:table-row>
        <table:table-row table:style-name="ro1">
          <table:table-cell/>
          <table:table-cell office:value-type="float" office:value="1722130" calcext:value-type="float">
            <text:p>1722130</text:p>
          </table:table-cell>
        </table:table-row>
        <table:table-row table:style-name="ro1">
          <table:table-cell/>
          <table:table-cell office:value-type="float" office:value="1495050" calcext:value-type="float">
            <text:p>1495050</text:p>
          </table:table-cell>
        </table:table-row>
        <table:table-row table:style-name="ro1">
          <table:table-cell/>
          <table:table-cell office:value-type="float" office:value="1512149" calcext:value-type="float">
            <text:p>1512149</text:p>
          </table:table-cell>
        </table:table-row>
        <table:table-row table:style-name="ro1">
          <table:table-cell/>
          <table:table-cell office:value-type="float" office:value="1512487" calcext:value-type="float">
            <text:p>1512487</text:p>
          </table:table-cell>
        </table:table-row>
        <table:table-row table:style-name="ro1">
          <table:table-cell/>
          <table:table-cell office:value-type="float" office:value="1369029" calcext:value-type="float">
            <text:p>1369029</text:p>
          </table:table-cell>
        </table:table-row>
        <table:table-row table:style-name="ro1">
          <table:table-cell/>
          <table:table-cell office:value-type="float" office:value="1366542" calcext:value-type="float">
            <text:p>1366542</text:p>
          </table:table-cell>
        </table:table-row>
        <table:table-row table:style-name="ro1">
          <table:table-cell/>
          <table:table-cell office:value-type="float" office:value="1420614" calcext:value-type="float">
            <text:p>1420614</text:p>
          </table:table-cell>
        </table:table-row>
        <table:table-row table:style-name="ro1">
          <table:table-cell/>
          <table:table-cell office:value-type="float" office:value="1492341" calcext:value-type="float">
            <text:p>1492341</text:p>
          </table:table-cell>
        </table:table-row>
        <table:table-row table:style-name="ro1">
          <table:table-cell/>
          <table:table-cell office:value-type="float" office:value="1439530" calcext:value-type="float">
            <text:p>1439530</text:p>
          </table:table-cell>
        </table:table-row>
        <table:table-row table:style-name="ro1">
          <table:table-cell/>
          <table:table-cell office:value-type="float" office:value="2240835" calcext:value-type="float">
            <text:p>2240835</text:p>
          </table:table-cell>
        </table:table-row>
        <table:table-row table:style-name="ro1">
          <table:table-cell/>
          <table:table-cell office:value-type="float" office:value="2111565" calcext:value-type="float">
            <text:p>2111565</text:p>
          </table:table-cell>
        </table:table-row>
        <table:table-row table:style-name="ro1">
          <table:table-cell/>
          <table:table-cell office:value-type="float" office:value="1633022" calcext:value-type="float">
            <text:p>1633022</text:p>
          </table:table-cell>
        </table:table-row>
        <table:table-row table:style-name="ro1">
          <table:table-cell/>
          <table:table-cell office:value-type="float" office:value="1707453" calcext:value-type="float">
            <text:p>1707453</text:p>
          </table:table-cell>
        </table:table-row>
        <table:table-row table:style-name="ro1">
          <table:table-cell/>
          <table:table-cell office:value-type="float" office:value="1485461" calcext:value-type="float">
            <text:p>1485461</text:p>
          </table:table-cell>
        </table:table-row>
        <table:table-row table:style-name="ro1">
          <table:table-cell/>
          <table:table-cell office:value-type="float" office:value="1521068" calcext:value-type="float">
            <text:p>1521068</text:p>
          </table:table-cell>
        </table:table-row>
        <table:table-row table:style-name="ro1">
          <table:table-cell/>
          <table:table-cell office:value-type="float" office:value="1534761" calcext:value-type="float">
            <text:p>1534761</text:p>
          </table:table-cell>
        </table:table-row>
        <table:table-row table:style-name="ro1">
          <table:table-cell/>
          <table:table-cell office:value-type="float" office:value="1640581" calcext:value-type="float">
            <text:p>1640581</text:p>
          </table:table-cell>
        </table:table-row>
        <table:table-row table:style-name="ro1">
          <table:table-cell/>
          <table:table-cell office:value-type="float" office:value="1607374" calcext:value-type="float">
            <text:p>1607374</text:p>
          </table:table-cell>
        </table:table-row>
        <table:table-row table:style-name="ro1">
          <table:table-cell/>
          <table:table-cell office:value-type="float" office:value="1501678" calcext:value-type="float">
            <text:p>1501678</text:p>
          </table:table-cell>
        </table:table-row>
        <table:table-row table:style-name="ro1">
          <table:table-cell/>
          <table:table-cell office:value-type="float" office:value="1628478" calcext:value-type="float">
            <text:p>1628478</text:p>
          </table:table-cell>
        </table:table-row>
        <table:table-row table:style-name="ro1">
          <table:table-cell/>
          <table:table-cell office:value-type="float" office:value="1749782" calcext:value-type="float">
            <text:p>1749782</text:p>
          </table:table-cell>
        </table:table-row>
        <table:table-row table:style-name="ro1">
          <table:table-cell/>
          <table:table-cell office:value-type="float" office:value="1701255" calcext:value-type="float">
            <text:p>1701255</text:p>
          </table:table-cell>
        </table:table-row>
        <table:table-row table:style-name="ro1">
          <table:table-cell/>
          <table:table-cell office:value-type="float" office:value="2364164" calcext:value-type="float">
            <text:p>2364164</text:p>
          </table:table-cell>
        </table:table-row>
        <table:table-row table:style-name="ro1">
          <table:table-cell/>
          <table:table-cell office:value-type="float" office:value="3083197" calcext:value-type="float">
            <text:p>3083197</text:p>
          </table:table-cell>
        </table:table-row>
        <table:table-row table:style-name="ro1">
          <table:table-cell/>
          <table:table-cell office:value-type="float" office:value="3584521" calcext:value-type="float">
            <text:p>3584521</text:p>
          </table:table-cell>
        </table:table-row>
        <table:table-row table:style-name="ro1">
          <table:table-cell/>
          <table:table-cell office:value-type="float" office:value="3199640" calcext:value-type="float">
            <text:p>3199640</text:p>
          </table:table-cell>
        </table:table-row>
        <table:table-row table:style-name="ro1">
          <table:table-cell/>
          <table:table-cell office:value-type="float" office:value="3015077" calcext:value-type="float">
            <text:p>3015077</text:p>
          </table:table-cell>
        </table:table-row>
        <table:table-row table:style-name="ro1">
          <table:table-cell/>
          <table:table-cell office:value-type="float" office:value="2949853" calcext:value-type="float">
            <text:p>2949853</text:p>
          </table:table-cell>
        </table:table-row>
        <table:table-row table:style-name="ro1">
          <table:table-cell/>
          <table:table-cell office:value-type="float" office:value="4254267" calcext:value-type="float">
            <text:p>4254267</text:p>
          </table:table-cell>
        </table:table-row>
        <table:table-row table:style-name="ro1">
          <table:table-cell/>
          <table:table-cell office:value-type="float" office:value="3918667" calcext:value-type="float">
            <text:p>3918667</text:p>
          </table:table-cell>
        </table:table-row>
        <table:table-row table:style-name="ro1">
          <table:table-cell/>
          <table:table-cell office:value-type="float" office:value="2942532" calcext:value-type="float">
            <text:p>2942532</text:p>
          </table:table-cell>
        </table:table-row>
        <table:table-row table:style-name="ro1">
          <table:table-cell/>
          <table:table-cell office:value-type="float" office:value="2718152" calcext:value-type="float">
            <text:p>2718152</text:p>
          </table:table-cell>
        </table:table-row>
        <table:table-row table:style-name="ro1">
          <table:table-cell/>
          <table:table-cell office:value-type="float" office:value="2838333" calcext:value-type="float">
            <text:p>2838333</text:p>
          </table:table-cell>
        </table:table-row>
        <table:table-row table:style-name="ro1">
          <table:table-cell/>
          <table:table-cell office:value-type="float" office:value="3076988" calcext:value-type="float">
            <text:p>3076988</text:p>
          </table:table-cell>
        </table:table-row>
        <table:table-row table:style-name="ro1">
          <table:table-cell/>
          <table:table-cell office:value-type="float" office:value="4998227" calcext:value-type="float">
            <text:p>4998227</text:p>
          </table:table-cell>
        </table:table-row>
        <table:table-row table:style-name="ro1">
          <table:table-cell/>
          <table:table-cell office:value-type="float" office:value="3817740" calcext:value-type="float">
            <text:p>3817740</text:p>
          </table:table-cell>
        </table:table-row>
        <table:table-row table:style-name="ro1">
          <table:table-cell/>
          <table:table-cell office:value-type="float" office:value="3004200" calcext:value-type="float">
            <text:p>3004200</text:p>
          </table:table-cell>
        </table:table-row>
        <table:table-row table:style-name="ro1">
          <table:table-cell/>
          <table:table-cell office:value-type="float" office:value="2757420" calcext:value-type="float">
            <text:p>2757420</text:p>
          </table:table-cell>
        </table:table-row>
        <table:table-row table:style-name="ro1">
          <table:table-cell/>
          <table:table-cell office:value-type="float" office:value="2889693" calcext:value-type="float">
            <text:p>2889693</text:p>
          </table:table-cell>
        </table:table-row>
        <table:table-row table:style-name="ro1">
          <table:table-cell/>
          <table:table-cell office:value-type="float" office:value="2879928" calcext:value-type="float">
            <text:p>2879928</text:p>
          </table:table-cell>
        </table:table-row>
        <table:table-row table:style-name="ro1">
          <table:table-cell/>
          <table:table-cell office:value-type="float" office:value="3022332" calcext:value-type="float">
            <text:p>3022332</text:p>
          </table:table-cell>
        </table:table-row>
        <table:table-row table:style-name="ro1">
          <table:table-cell/>
          <table:table-cell office:value-type="float" office:value="3013188" calcext:value-type="float">
            <text:p>3013188</text:p>
          </table:table-cell>
        </table:table-row>
        <table:table-row table:style-name="ro1">
          <table:table-cell/>
          <table:table-cell office:value-type="float" office:value="4291859" calcext:value-type="float">
            <text:p>4291859</text:p>
          </table:table-cell>
        </table:table-row>
        <table:table-row table:style-name="ro1">
          <table:table-cell/>
          <table:table-cell office:value-type="float" office:value="3150359" calcext:value-type="float">
            <text:p>3150359</text:p>
          </table:table-cell>
        </table:table-row>
        <table:table-row table:style-name="ro1">
          <table:table-cell/>
          <table:table-cell office:value-type="float" office:value="3412448" calcext:value-type="float">
            <text:p>3412448</text:p>
          </table:table-cell>
        </table:table-row>
        <table:table-row table:style-name="ro1">
          <table:table-cell/>
          <table:table-cell office:value-type="float" office:value="3086794" calcext:value-type="float">
            <text:p>3086794</text:p>
          </table:table-cell>
        </table:table-row>
        <table:table-row table:style-name="ro1">
          <table:table-cell/>
          <table:table-cell office:value-type="float" office:value="3064791" calcext:value-type="float">
            <text:p>3064791</text:p>
          </table:table-cell>
        </table:table-row>
        <table:table-row table:style-name="ro1">
          <table:table-cell/>
          <table:table-cell office:value-type="float" office:value="3041797" calcext:value-type="float">
            <text:p>3041797</text:p>
          </table:table-cell>
        </table:table-row>
        <table:table-row table:style-name="ro1">
          <table:table-cell/>
          <table:table-cell office:value-type="float" office:value="2829084" calcext:value-type="float">
            <text:p>2829084</text:p>
          </table:table-cell>
        </table:table-row>
        <table:table-row table:style-name="ro1">
          <table:table-cell/>
          <table:table-cell office:value-type="float" office:value="3016410" calcext:value-type="float">
            <text:p>3016410</text:p>
          </table:table-cell>
        </table:table-row>
        <table:table-row table:style-name="ro1">
          <table:table-cell/>
          <table:table-cell office:value-type="float" office:value="3972102" calcext:value-type="float">
            <text:p>3972102</text:p>
          </table:table-cell>
        </table:table-row>
        <table:table-row table:style-name="ro1">
          <table:table-cell/>
          <table:table-cell office:value-type="float" office:value="3930464" calcext:value-type="float">
            <text:p>3930464</text:p>
          </table:table-cell>
        </table:table-row>
        <table:table-row table:style-name="ro1">
          <table:table-cell/>
          <table:table-cell office:value-type="float" office:value="3154957" calcext:value-type="float">
            <text:p>3154957</text:p>
          </table:table-cell>
        </table:table-row>
        <table:table-row table:style-name="ro1">
          <table:table-cell/>
          <table:table-cell office:value-type="float" office:value="3035446" calcext:value-type="float">
            <text:p>3035446</text:p>
          </table:table-cell>
        </table:table-row>
        <table:table-row table:style-name="ro1">
          <table:table-cell/>
          <table:table-cell office:value-type="float" office:value="2916282" calcext:value-type="float">
            <text:p>2916282</text:p>
          </table:table-cell>
        </table:table-row>
        <table:table-row table:style-name="ro1">
          <table:table-cell/>
          <table:table-cell office:value-type="float" office:value="3071183" calcext:value-type="float">
            <text:p>3071183</text:p>
          </table:table-cell>
        </table:table-row>
        <table:table-row table:style-name="ro1">
          <table:table-cell/>
          <table:table-cell office:value-type="float" office:value="4535196" calcext:value-type="float">
            <text:p>4535196</text:p>
          </table:table-cell>
        </table:table-row>
        <table:table-row table:style-name="ro1">
          <table:table-cell/>
          <table:table-cell office:value-type="float" office:value="3376410" calcext:value-type="float">
            <text:p>3376410</text:p>
          </table:table-cell>
        </table:table-row>
        <table:table-row table:style-name="ro1">
          <table:table-cell/>
          <table:table-cell office:value-type="float" office:value="3060270" calcext:value-type="float">
            <text:p>3060270</text:p>
          </table:table-cell>
        </table:table-row>
        <table:table-row table:style-name="ro1">
          <table:table-cell/>
          <table:table-cell office:value-type="float" office:value="3307709" calcext:value-type="float">
            <text:p>3307709</text:p>
          </table:table-cell>
        </table:table-row>
        <table:table-row table:style-name="ro1">
          <table:table-cell/>
          <table:table-cell office:value-type="float" office:value="3221802" calcext:value-type="float">
            <text:p>3221802</text:p>
          </table:table-cell>
        </table:table-row>
        <table:table-row table:style-name="ro1">
          <table:table-cell/>
          <table:table-cell office:value-type="float" office:value="2890316" calcext:value-type="float">
            <text:p>2890316</text:p>
          </table:table-cell>
        </table:table-row>
        <table:table-row table:style-name="ro1">
          <table:table-cell/>
          <table:table-cell office:value-type="float" office:value="3278792" calcext:value-type="float">
            <text:p>3278792</text:p>
          </table:table-cell>
        </table:table-row>
        <table:table-row table:style-name="ro1">
          <table:table-cell/>
          <table:table-cell office:value-type="float" office:value="3495223" calcext:value-type="float">
            <text:p>3495223</text:p>
          </table:table-cell>
        </table:table-row>
        <table:table-row table:style-name="ro1">
          <table:table-cell/>
          <table:table-cell office:value-type="float" office:value="2692480" calcext:value-type="float">
            <text:p>2692480</text:p>
          </table:table-cell>
        </table:table-row>
        <table:table-row table:style-name="ro1">
          <table:table-cell/>
          <table:table-cell office:value-type="float" office:value="2950753" calcext:value-type="float">
            <text:p>2950753</text:p>
          </table:table-cell>
        </table:table-row>
        <table:table-row table:style-name="ro1">
          <table:table-cell/>
          <table:table-cell office:value-type="float" office:value="3650521" calcext:value-type="float">
            <text:p>3650521</text:p>
          </table:table-cell>
        </table:table-row>
        <table:table-row table:style-name="ro1">
          <table:table-cell/>
          <table:table-cell office:value-type="float" office:value="3973746" calcext:value-type="float">
            <text:p>3973746</text:p>
          </table:table-cell>
        </table:table-row>
        <table:table-row table:style-name="ro1">
          <table:table-cell/>
          <table:table-cell office:value-type="float" office:value="3417335" calcext:value-type="float">
            <text:p>3417335</text:p>
          </table:table-cell>
        </table:table-row>
        <table:table-row table:style-name="ro1">
          <table:table-cell/>
          <table:table-cell office:value-type="float" office:value="3049191" calcext:value-type="float">
            <text:p>3049191</text:p>
          </table:table-cell>
        </table:table-row>
        <table:table-row table:style-name="ro1">
          <table:table-cell/>
          <table:table-cell office:value-type="float" office:value="2890608" calcext:value-type="float">
            <text:p>2890608</text:p>
          </table:table-cell>
        </table:table-row>
        <table:table-row table:style-name="ro1">
          <table:table-cell/>
          <table:table-cell office:value-type="float" office:value="3294018" calcext:value-type="float">
            <text:p>3294018</text:p>
          </table:table-cell>
        </table:table-row>
        <table:table-row table:style-name="ro1">
          <table:table-cell/>
          <table:table-cell office:value-type="float" office:value="4239422" calcext:value-type="float">
            <text:p>4239422</text:p>
          </table:table-cell>
        </table:table-row>
        <table:table-row table:style-name="ro1">
          <table:table-cell/>
          <table:table-cell office:value-type="float" office:value="3679594" calcext:value-type="float">
            <text:p>3679594</text:p>
          </table:table-cell>
        </table:table-row>
        <table:table-row table:style-name="ro1">
          <table:table-cell/>
          <table:table-cell office:value-type="float" office:value="3154321" calcext:value-type="float">
            <text:p>3154321</text:p>
          </table:table-cell>
        </table:table-row>
        <table:table-row table:style-name="ro1">
          <table:table-cell/>
          <table:table-cell office:value-type="float" office:value="2947049" calcext:value-type="float">
            <text:p>2947049</text:p>
          </table:table-cell>
        </table:table-row>
        <table:table-row table:style-name="ro1">
          <table:table-cell/>
          <table:table-cell office:value-type="float" office:value="3130467" calcext:value-type="float">
            <text:p>3130467</text:p>
          </table:table-cell>
        </table:table-row>
        <table:table-row table:style-name="ro1">
          <table:table-cell/>
          <table:table-cell office:value-type="float" office:value="3042605" calcext:value-type="float">
            <text:p>3042605</text:p>
          </table:table-cell>
        </table:table-row>
        <table:table-row table:style-name="ro1">
          <table:table-cell/>
          <table:table-cell office:value-type="float" office:value="2539896" calcext:value-type="float">
            <text:p>2539896</text:p>
          </table:table-cell>
        </table:table-row>
        <table:table-row table:style-name="ro1">
          <table:table-cell/>
          <table:table-cell office:value-type="float" office:value="2934590" calcext:value-type="float">
            <text:p>2934590</text:p>
          </table:table-cell>
        </table:table-row>
        <table:table-row table:style-name="ro1">
          <table:table-cell/>
          <table:table-cell office:value-type="float" office:value="3737204" calcext:value-type="float">
            <text:p>3737204</text:p>
          </table:table-cell>
        </table:table-row>
        <table:table-row table:style-name="ro1">
          <table:table-cell/>
          <table:table-cell office:value-type="float" office:value="3997005" calcext:value-type="float">
            <text:p>3997005</text:p>
          </table:table-cell>
        </table:table-row>
        <table:table-row table:style-name="ro1">
          <table:table-cell/>
          <table:table-cell office:value-type="float" office:value="3154283" calcext:value-type="float">
            <text:p>3154283</text:p>
          </table:table-cell>
        </table:table-row>
        <table:table-row table:style-name="ro1">
          <table:table-cell/>
          <table:table-cell office:value-type="float" office:value="3028992" calcext:value-type="float">
            <text:p>3028992</text:p>
          </table:table-cell>
        </table:table-row>
        <table:table-row table:style-name="ro1">
          <table:table-cell/>
          <table:table-cell office:value-type="float" office:value="2744257" calcext:value-type="float">
            <text:p>2744257</text:p>
          </table:table-cell>
        </table:table-row>
        <table:table-row table:style-name="ro1">
          <table:table-cell/>
          <table:table-cell office:value-type="float" office:value="3002819" calcext:value-type="float">
            <text:p>3002819</text:p>
          </table:table-cell>
        </table:table-row>
        <table:table-row table:style-name="ro1">
          <table:table-cell/>
          <table:table-cell office:value-type="float" office:value="4038348" calcext:value-type="float">
            <text:p>4038348</text:p>
          </table:table-cell>
        </table:table-row>
        <table:table-row table:style-name="ro1">
          <table:table-cell/>
          <table:table-cell office:value-type="float" office:value="3571704" calcext:value-type="float">
            <text:p>3571704</text:p>
          </table:table-cell>
        </table:table-row>
        <table:table-row table:style-name="ro1">
          <table:table-cell/>
          <table:table-cell office:value-type="float" office:value="3155285" calcext:value-type="float">
            <text:p>3155285</text:p>
          </table:table-cell>
        </table:table-row>
        <table:table-row table:style-name="ro1">
          <table:table-cell/>
          <table:table-cell office:value-type="float" office:value="3168402" calcext:value-type="float">
            <text:p>3168402</text:p>
          </table:table-cell>
        </table:table-row>
        <table:table-row table:style-name="ro1">
          <table:table-cell/>
          <table:table-cell office:value-type="float" office:value="3271921" calcext:value-type="float">
            <text:p>3271921</text:p>
          </table:table-cell>
        </table:table-row>
        <table:table-row table:style-name="ro1">
          <table:table-cell/>
          <table:table-cell office:value-type="float" office:value="3022441" calcext:value-type="float">
            <text:p>3022441</text:p>
          </table:table-cell>
        </table:table-row>
        <table:table-row table:style-name="ro1">
          <table:table-cell/>
          <table:table-cell office:value-type="float" office:value="2800796" calcext:value-type="float">
            <text:p>2800796</text:p>
          </table:table-cell>
        </table:table-row>
        <table:table-row table:style-name="ro1">
          <table:table-cell/>
          <table:table-cell office:value-type="float" office:value="2978382" calcext:value-type="float">
            <text:p>2978382</text:p>
          </table:table-cell>
        </table:table-row>
        <table:table-row table:style-name="ro1">
          <table:table-cell/>
          <table:table-cell office:value-type="float" office:value="3748280" calcext:value-type="float">
            <text:p>3748280</text:p>
          </table:table-cell>
        </table:table-row>
        <table:table-row table:style-name="ro1">
          <table:table-cell/>
          <table:table-cell office:value-type="float" office:value="3787126" calcext:value-type="float">
            <text:p>3787126</text:p>
          </table:table-cell>
        </table:table-row>
        <table:table-row table:style-name="ro1">
          <table:table-cell/>
          <table:table-cell office:value-type="float" office:value="3218279" calcext:value-type="float">
            <text:p>3218279</text:p>
          </table:table-cell>
        </table:table-row>
        <table:table-row table:style-name="ro1">
          <table:table-cell/>
          <table:table-cell office:value-type="float" office:value="2852732" calcext:value-type="float">
            <text:p>2852732</text:p>
          </table:table-cell>
        </table:table-row>
        <table:table-row table:style-name="ro1">
          <table:table-cell/>
          <table:table-cell office:value-type="float" office:value="2891462" calcext:value-type="float">
            <text:p>2891462</text:p>
          </table:table-cell>
        </table:table-row>
        <table:table-row table:style-name="ro1">
          <table:table-cell/>
          <table:table-cell office:value-type="float" office:value="3057521" calcext:value-type="float">
            <text:p>3057521</text:p>
          </table:table-cell>
        </table:table-row>
        <table:table-row table:style-name="ro1">
          <table:table-cell/>
          <table:table-cell office:value-type="float" office:value="4154903" calcext:value-type="float">
            <text:p>4154903</text:p>
          </table:table-cell>
        </table:table-row>
        <table:table-row table:style-name="ro1">
          <table:table-cell/>
          <table:table-cell office:value-type="float" office:value="3466919" calcext:value-type="float">
            <text:p>3466919</text:p>
          </table:table-cell>
        </table:table-row>
        <table:table-row table:style-name="ro1">
          <table:table-cell/>
          <table:table-cell office:value-type="float" office:value="3153253" calcext:value-type="float">
            <text:p>3153253</text:p>
          </table:table-cell>
        </table:table-row>
        <table:table-row table:style-name="ro1">
          <table:table-cell/>
          <table:table-cell office:value-type="float" office:value="3152025" calcext:value-type="float">
            <text:p>3152025</text:p>
          </table:table-cell>
        </table:table-row>
        <table:table-row table:style-name="ro1">
          <table:table-cell/>
          <table:table-cell office:value-type="float" office:value="3267202" calcext:value-type="float">
            <text:p>3267202</text:p>
          </table:table-cell>
        </table:table-row>
        <table:table-row table:style-name="ro1">
          <table:table-cell/>
          <table:table-cell office:value-type="float" office:value="3106408" calcext:value-type="float">
            <text:p>3106408</text:p>
          </table:table-cell>
        </table:table-row>
        <table:table-row table:style-name="ro1">
          <table:table-cell/>
          <table:table-cell office:value-type="float" office:value="3405028" calcext:value-type="float">
            <text:p>3405028</text:p>
          </table:table-cell>
        </table:table-row>
        <table:table-row table:style-name="ro1">
          <table:table-cell/>
          <table:table-cell office:value-type="float" office:value="3097744" calcext:value-type="float">
            <text:p>3097744</text:p>
          </table:table-cell>
        </table:table-row>
        <table:table-row table:style-name="ro1">
          <table:table-cell/>
          <table:table-cell office:value-type="float" office:value="2943000" calcext:value-type="float">
            <text:p>2943000</text:p>
          </table:table-cell>
        </table:table-row>
        <table:table-row table:style-name="ro1">
          <table:table-cell/>
          <table:table-cell office:value-type="float" office:value="3157856" calcext:value-type="float">
            <text:p>3157856</text:p>
          </table:table-cell>
        </table:table-row>
        <table:table-row table:style-name="ro1">
          <table:table-cell/>
          <table:table-cell office:value-type="float" office:value="3121993" calcext:value-type="float">
            <text:p>3121993</text:p>
          </table:table-cell>
        </table:table-row>
        <table:table-row table:style-name="ro1">
          <table:table-cell/>
          <table:table-cell office:value-type="float" office:value="3352897" calcext:value-type="float">
            <text:p>3352897</text:p>
          </table:table-cell>
        </table:table-row>
        <table:table-row table:style-name="ro1">
          <table:table-cell/>
          <table:table-cell office:value-type="float" office:value="3172911" calcext:value-type="float">
            <text:p>3172911</text:p>
          </table:table-cell>
        </table:table-row>
        <table:table-row table:style-name="ro1">
          <table:table-cell/>
          <table:table-cell office:value-type="float" office:value="3293322" calcext:value-type="float">
            <text:p>3293322</text:p>
          </table:table-cell>
        </table:table-row>
        <table:table-row table:style-name="ro1">
          <table:table-cell/>
          <table:table-cell office:value-type="float" office:value="2974204" calcext:value-type="float">
            <text:p>2974204</text:p>
          </table:table-cell>
        </table:table-row>
        <table:table-row table:style-name="ro1">
          <table:table-cell/>
          <table:table-cell office:value-type="float" office:value="3170545" calcext:value-type="float">
            <text:p>3170545</text:p>
          </table:table-cell>
        </table:table-row>
        <table:table-row table:style-name="ro1">
          <table:table-cell/>
          <table:table-cell office:value-type="float" office:value="3139269" calcext:value-type="float">
            <text:p>3139269</text:p>
          </table:table-cell>
        </table:table-row>
        <table:table-row table:style-name="ro1">
          <table:table-cell/>
          <table:table-cell office:value-type="float" office:value="2996197" calcext:value-type="float">
            <text:p>2996197</text:p>
          </table:table-cell>
        </table:table-row>
        <table:table-row table:style-name="ro1">
          <table:table-cell/>
          <table:table-cell office:value-type="float" office:value="3330734" calcext:value-type="float">
            <text:p>3330734</text:p>
          </table:table-cell>
        </table:table-row>
        <table:table-row table:style-name="ro1">
          <table:table-cell/>
          <table:table-cell office:value-type="float" office:value="3193167" calcext:value-type="float">
            <text:p>3193167</text:p>
          </table:table-cell>
        </table:table-row>
        <table:table-row table:style-name="ro1">
          <table:table-cell/>
          <table:table-cell office:value-type="float" office:value="3263240" calcext:value-type="float">
            <text:p>3263240</text:p>
          </table:table-cell>
        </table:table-row>
        <table:table-row table:style-name="ro1">
          <table:table-cell/>
          <table:table-cell office:value-type="float" office:value="3189949" calcext:value-type="float">
            <text:p>3189949</text:p>
          </table:table-cell>
        </table:table-row>
        <table:table-row table:style-name="ro1">
          <table:table-cell/>
          <table:table-cell office:value-type="float" office:value="3121175" calcext:value-type="float">
            <text:p>3121175</text:p>
          </table:table-cell>
        </table:table-row>
        <table:table-row table:style-name="ro1">
          <table:table-cell/>
          <table:table-cell office:value-type="float" office:value="3234095" calcext:value-type="float">
            <text:p>3234095</text:p>
          </table:table-cell>
        </table:table-row>
        <table:table-row table:style-name="ro1">
          <table:table-cell/>
          <table:table-cell office:value-type="float" office:value="2741033" calcext:value-type="float">
            <text:p>2741033</text:p>
          </table:table-cell>
        </table:table-row>
        <table:table-row table:style-name="ro1">
          <table:table-cell/>
          <table:table-cell office:value-type="float" office:value="3201734" calcext:value-type="float">
            <text:p>3201734</text:p>
          </table:table-cell>
        </table:table-row>
        <table:table-row table:style-name="ro1">
          <table:table-cell/>
          <table:table-cell office:value-type="float" office:value="4512279" calcext:value-type="float">
            <text:p>4512279</text:p>
          </table:table-cell>
        </table:table-row>
        <table:table-row table:style-name="ro1">
          <table:table-cell/>
          <table:table-cell office:value-type="float" office:value="4423438" calcext:value-type="float">
            <text:p>4423438</text:p>
          </table:table-cell>
        </table:table-row>
        <table:table-row table:style-name="ro1">
          <table:table-cell/>
          <table:table-cell office:value-type="float" office:value="3325125" calcext:value-type="float">
            <text:p>3325125</text:p>
          </table:table-cell>
        </table:table-row>
        <table:table-row table:style-name="ro1">
          <table:table-cell/>
          <table:table-cell office:value-type="float" office:value="2936944" calcext:value-type="float">
            <text:p>2936944</text:p>
          </table:table-cell>
        </table:table-row>
        <table:table-row table:style-name="ro1">
          <table:table-cell/>
          <table:table-cell office:value-type="float" office:value="3200778" calcext:value-type="float">
            <text:p>3200778</text:p>
          </table:table-cell>
        </table:table-row>
        <table:table-row table:style-name="ro1">
          <table:table-cell/>
          <table:table-cell office:value-type="float" office:value="2882006" calcext:value-type="float">
            <text:p>2882006</text:p>
          </table:table-cell>
        </table:table-row>
        <table:table-row table:style-name="ro1">
          <table:table-cell/>
          <table:table-cell office:value-type="float" office:value="2909682" calcext:value-type="float">
            <text:p>2909682</text:p>
          </table:table-cell>
        </table:table-row>
        <table:table-row table:style-name="ro1">
          <table:table-cell/>
          <table:table-cell office:value-type="float" office:value="2762780" calcext:value-type="float">
            <text:p>2762780</text:p>
          </table:table-cell>
        </table:table-row>
        <table:table-row table:style-name="ro1">
          <table:table-cell/>
          <table:table-cell office:value-type="float" office:value="2954904" calcext:value-type="float">
            <text:p>2954904</text:p>
          </table:table-cell>
        </table:table-row>
        <table:table-row table:style-name="ro1">
          <table:table-cell/>
          <table:table-cell office:value-type="float" office:value="3614490" calcext:value-type="float">
            <text:p>3614490</text:p>
          </table:table-cell>
        </table:table-row>
        <table:table-row table:style-name="ro1">
          <table:table-cell/>
          <table:table-cell office:value-type="float" office:value="3976983" calcext:value-type="float">
            <text:p>3976983</text:p>
          </table:table-cell>
        </table:table-row>
        <table:table-row table:style-name="ro1">
          <table:table-cell/>
          <table:table-cell office:value-type="float" office:value="3232679" calcext:value-type="float">
            <text:p>3232679</text:p>
          </table:table-cell>
        </table:table-row>
        <table:table-row table:style-name="ro1">
          <table:table-cell/>
          <table:table-cell office:value-type="float" office:value="3041556" calcext:value-type="float">
            <text:p>3041556</text:p>
          </table:table-cell>
        </table:table-row>
        <table:table-row table:style-name="ro1">
          <table:table-cell/>
          <table:table-cell office:value-type="float" office:value="2853985" calcext:value-type="float">
            <text:p>2853985</text:p>
          </table:table-cell>
        </table:table-row>
        <table:table-row table:style-name="ro1">
          <table:table-cell/>
          <table:table-cell office:value-type="float" office:value="2983673" calcext:value-type="float">
            <text:p>2983673</text:p>
          </table:table-cell>
        </table:table-row>
        <table:table-row table:style-name="ro1">
          <table:table-cell/>
          <table:table-cell office:value-type="float" office:value="3974282" calcext:value-type="float">
            <text:p>3974282</text:p>
          </table:table-cell>
        </table:table-row>
        <table:table-row table:style-name="ro1">
          <table:table-cell/>
          <table:table-cell office:value-type="float" office:value="3490251" calcext:value-type="float">
            <text:p>3490251</text:p>
          </table:table-cell>
        </table:table-row>
        <table:table-row table:style-name="ro1">
          <table:table-cell/>
          <table:table-cell office:value-type="float" office:value="3135619" calcext:value-type="float">
            <text:p>3135619</text:p>
          </table:table-cell>
        </table:table-row>
        <table:table-row table:style-name="ro1">
          <table:table-cell/>
          <table:table-cell office:value-type="float" office:value="2970815" calcext:value-type="float">
            <text:p>2970815</text:p>
          </table:table-cell>
        </table:table-row>
        <table:table-row table:style-name="ro1">
          <table:table-cell/>
          <table:table-cell office:value-type="float" office:value="2790270" calcext:value-type="float">
            <text:p>2790270</text:p>
          </table:table-cell>
        </table:table-row>
        <table:table-row table:style-name="ro1">
          <table:table-cell/>
          <table:table-cell office:value-type="float" office:value="3293377" calcext:value-type="float">
            <text:p>3293377</text:p>
          </table:table-cell>
        </table:table-row>
        <table:table-row table:style-name="ro1">
          <table:table-cell/>
          <table:table-cell office:value-type="float" office:value="4474153" calcext:value-type="float">
            <text:p>4474153</text:p>
          </table:table-cell>
        </table:table-row>
        <table:table-row table:style-name="ro1">
          <table:table-cell/>
          <table:table-cell office:value-type="float" office:value="3090855" calcext:value-type="float">
            <text:p>3090855</text:p>
          </table:table-cell>
        </table:table-row>
        <table:table-row table:style-name="ro1">
          <table:table-cell/>
          <table:table-cell office:value-type="float" office:value="2953785" calcext:value-type="float">
            <text:p>2953785</text:p>
          </table:table-cell>
        </table:table-row>
        <table:table-row table:style-name="ro1">
          <table:table-cell/>
          <table:table-cell office:value-type="float" office:value="3209061" calcext:value-type="float">
            <text:p>3209061</text:p>
          </table:table-cell>
        </table:table-row>
        <table:table-row table:style-name="ro1">
          <table:table-cell/>
          <table:table-cell office:value-type="float" office:value="3133338" calcext:value-type="float">
            <text:p>3133338</text:p>
          </table:table-cell>
        </table:table-row>
        <table:table-row table:style-name="ro1">
          <table:table-cell/>
          <table:table-cell office:value-type="float" office:value="3181709" calcext:value-type="float">
            <text:p>3181709</text:p>
          </table:table-cell>
        </table:table-row>
        <table:table-row table:style-name="ro1">
          <table:table-cell/>
          <table:table-cell office:value-type="float" office:value="3270526" calcext:value-type="float">
            <text:p>3270526</text:p>
          </table:table-cell>
        </table:table-row>
        <table:table-row table:style-name="ro1">
          <table:table-cell/>
          <table:table-cell office:value-type="float" office:value="2983725" calcext:value-type="float">
            <text:p>2983725</text:p>
          </table:table-cell>
        </table:table-row>
        <table:table-row table:style-name="ro1">
          <table:table-cell/>
          <table:table-cell office:value-type="float" office:value="2976161" calcext:value-type="float">
            <text:p>2976161</text:p>
          </table:table-cell>
        </table:table-row>
        <table:table-row table:style-name="ro1">
          <table:table-cell/>
          <table:table-cell office:value-type="float" office:value="3066923" calcext:value-type="float">
            <text:p>3066923</text:p>
          </table:table-cell>
        </table:table-row>
        <table:table-row table:style-name="ro1">
          <table:table-cell/>
          <table:table-cell office:value-type="float" office:value="3125282" calcext:value-type="float">
            <text:p>3125282</text:p>
          </table:table-cell>
        </table:table-row>
        <table:table-row table:style-name="ro1">
          <table:table-cell/>
          <table:table-cell office:value-type="float" office:value="3209948" calcext:value-type="float">
            <text:p>3209948</text:p>
          </table:table-cell>
        </table:table-row>
        <table:table-row table:style-name="ro1">
          <table:table-cell/>
          <table:table-cell office:value-type="float" office:value="2927143" calcext:value-type="float">
            <text:p>2927143</text:p>
          </table:table-cell>
        </table:table-row>
        <table:table-row table:style-name="ro1">
          <table:table-cell/>
          <table:table-cell office:value-type="float" office:value="3108089" calcext:value-type="float">
            <text:p>3108089</text:p>
          </table:table-cell>
        </table:table-row>
        <table:table-row table:style-name="ro1">
          <table:table-cell/>
          <table:table-cell office:value-type="float" office:value="3030310" calcext:value-type="float">
            <text:p>3030310</text:p>
          </table:table-cell>
        </table:table-row>
        <table:table-row table:style-name="ro1">
          <table:table-cell/>
          <table:table-cell office:value-type="float" office:value="2813080" calcext:value-type="float">
            <text:p>2813080</text:p>
          </table:table-cell>
        </table:table-row>
        <table:table-row table:style-name="ro1">
          <table:table-cell/>
          <table:table-cell office:value-type="float" office:value="3126163" calcext:value-type="float">
            <text:p>3126163</text:p>
          </table:table-cell>
        </table:table-row>
        <table:table-row table:style-name="ro1">
          <table:table-cell/>
          <table:table-cell office:value-type="float" office:value="3071084" calcext:value-type="float">
            <text:p>3071084</text:p>
          </table:table-cell>
        </table:table-row>
        <table:table-row table:style-name="ro1">
          <table:table-cell/>
          <table:table-cell office:value-type="float" office:value="3284026" calcext:value-type="float">
            <text:p>3284026</text:p>
          </table:table-cell>
        </table:table-row>
        <table:table-row table:style-name="ro1">
          <table:table-cell/>
          <table:table-cell office:value-type="float" office:value="3175832" calcext:value-type="float">
            <text:p>3175832</text:p>
          </table:table-cell>
        </table:table-row>
        <table:table-row table:style-name="ro1">
          <table:table-cell/>
          <table:table-cell office:value-type="float" office:value="3077264" calcext:value-type="float">
            <text:p>3077264</text:p>
          </table:table-cell>
        </table:table-row>
        <table:table-row table:style-name="ro1">
          <table:table-cell/>
          <table:table-cell office:value-type="float" office:value="3321107" calcext:value-type="float">
            <text:p>3321107</text:p>
          </table:table-cell>
        </table:table-row>
        <table:table-row table:style-name="ro1">
          <table:table-cell/>
          <table:table-cell office:value-type="float" office:value="3149393" calcext:value-type="float">
            <text:p>3149393</text:p>
          </table:table-cell>
        </table:table-row>
        <table:table-row table:style-name="ro1">
          <table:table-cell/>
          <table:table-cell office:value-type="float" office:value="2858039" calcext:value-type="float">
            <text:p>2858039</text:p>
          </table:table-cell>
        </table:table-row>
        <table:table-row table:style-name="ro1">
          <table:table-cell/>
          <table:table-cell office:value-type="float" office:value="2939755" calcext:value-type="float">
            <text:p>2939755</text:p>
          </table:table-cell>
        </table:table-row>
        <table:table-row table:style-name="ro1">
          <table:table-cell/>
          <table:table-cell office:value-type="float" office:value="3709817" calcext:value-type="float">
            <text:p>3709817</text:p>
          </table:table-cell>
        </table:table-row>
        <table:table-row table:style-name="ro1">
          <table:table-cell/>
          <table:table-cell office:value-type="float" office:value="3818502" calcext:value-type="float">
            <text:p>3818502</text:p>
          </table:table-cell>
        </table:table-row>
        <table:table-row table:style-name="ro1">
          <table:table-cell/>
          <table:table-cell office:value-type="float" office:value="3260887" calcext:value-type="float">
            <text:p>3260887</text:p>
          </table:table-cell>
        </table:table-row>
        <table:table-row table:style-name="ro1">
          <table:table-cell/>
          <table:table-cell office:value-type="float" office:value="3004000" calcext:value-type="float">
            <text:p>3004000</text:p>
          </table:table-cell>
        </table:table-row>
        <table:table-row table:style-name="ro1">
          <table:table-cell/>
          <table:table-cell office:value-type="float" office:value="2811971" calcext:value-type="float">
            <text:p>2811971</text:p>
          </table:table-cell>
        </table:table-row>
        <table:table-row table:style-name="ro1">
          <table:table-cell/>
          <table:table-cell office:value-type="float" office:value="3048246" calcext:value-type="float">
            <text:p>3048246</text:p>
          </table:table-cell>
        </table:table-row>
        <table:table-row table:style-name="ro1">
          <table:table-cell/>
          <table:table-cell office:value-type="float" office:value="3779861" calcext:value-type="float">
            <text:p>3779861</text:p>
          </table:table-cell>
        </table:table-row>
        <table:table-row table:style-name="ro1">
          <table:table-cell/>
          <table:table-cell office:value-type="float" office:value="3962604" calcext:value-type="float">
            <text:p>3962604</text:p>
          </table:table-cell>
        </table:table-row>
        <table:table-row table:style-name="ro1">
          <table:table-cell/>
          <table:table-cell office:value-type="float" office:value="3136109" calcext:value-type="float">
            <text:p>3136109</text:p>
          </table:table-cell>
        </table:table-row>
        <table:table-row table:style-name="ro1">
          <table:table-cell/>
          <table:table-cell office:value-type="float" office:value="2925459" calcext:value-type="float">
            <text:p>2925459</text:p>
          </table:table-cell>
        </table:table-row>
        <table:table-row table:style-name="ro1">
          <table:table-cell/>
          <table:table-cell office:value-type="float" office:value="2764511" calcext:value-type="float">
            <text:p>2764511</text:p>
          </table:table-cell>
        </table:table-row>
        <table:table-row table:style-name="ro1">
          <table:table-cell/>
          <table:table-cell office:value-type="float" office:value="3237591" calcext:value-type="float">
            <text:p>3237591</text:p>
          </table:table-cell>
        </table:table-row>
        <table:table-row table:style-name="ro1">
          <table:table-cell/>
          <table:table-cell office:value-type="float" office:value="4455417" calcext:value-type="float">
            <text:p>4455417</text:p>
          </table:table-cell>
        </table:table-row>
        <table:table-row table:style-name="ro1">
          <table:table-cell/>
          <table:table-cell office:value-type="float" office:value="3264003" calcext:value-type="float">
            <text:p>3264003</text:p>
          </table:table-cell>
        </table:table-row>
        <table:table-row table:style-name="ro1">
          <table:table-cell/>
          <table:table-cell office:value-type="float" office:value="2897315" calcext:value-type="float">
            <text:p>2897315</text:p>
          </table:table-cell>
        </table:table-row>
        <table:table-row table:style-name="ro1">
          <table:table-cell/>
          <table:table-cell office:value-type="float" office:value="2908620" calcext:value-type="float">
            <text:p>2908620</text:p>
          </table:table-cell>
        </table:table-row>
        <table:table-row table:style-name="ro1">
          <table:table-cell/>
          <table:table-cell office:value-type="float" office:value="3369525" calcext:value-type="float">
            <text:p>3369525</text:p>
          </table:table-cell>
        </table:table-row>
        <table:table-row table:style-name="ro1">
          <table:table-cell/>
          <table:table-cell office:value-type="float" office:value="3090690" calcext:value-type="float">
            <text:p>3090690</text:p>
          </table:table-cell>
        </table:table-row>
        <table:table-row table:style-name="ro1">
          <table:table-cell/>
          <table:table-cell office:value-type="float" office:value="3277809" calcext:value-type="float">
            <text:p>3277809</text:p>
          </table:table-cell>
        </table:table-row>
        <table:table-row table:style-name="ro1">
          <table:table-cell/>
          <table:table-cell office:value-type="float" office:value="3021410" calcext:value-type="float">
            <text:p>3021410</text:p>
          </table:table-cell>
        </table:table-row>
        <table:table-row table:style-name="ro1">
          <table:table-cell/>
          <table:table-cell office:value-type="float" office:value="3086604" calcext:value-type="float">
            <text:p>3086604</text:p>
          </table:table-cell>
        </table:table-row>
        <table:table-row table:style-name="ro1">
          <table:table-cell/>
          <table:table-cell office:value-type="float" office:value="3132885" calcext:value-type="float">
            <text:p>3132885</text:p>
          </table:table-cell>
        </table:table-row>
        <table:table-row table:style-name="ro1">
          <table:table-cell/>
          <table:table-cell office:value-type="float" office:value="3157190" calcext:value-type="float">
            <text:p>3157190</text:p>
          </table:table-cell>
        </table:table-row>
        <table:table-row table:style-name="ro1">
          <table:table-cell/>
          <table:table-cell office:value-type="float" office:value="3323914" calcext:value-type="float">
            <text:p>3323914</text:p>
          </table:table-cell>
        </table:table-row>
        <table:table-row table:style-name="ro1">
          <table:table-cell/>
          <table:table-cell office:value-type="float" office:value="3020124" calcext:value-type="float">
            <text:p>3020124</text:p>
          </table:table-cell>
        </table:table-row>
        <table:table-row table:style-name="ro1">
          <table:table-cell/>
          <table:table-cell office:value-type="float" office:value="3360586" calcext:value-type="float">
            <text:p>3360586</text:p>
          </table:table-cell>
        </table:table-row>
        <table:table-row table:style-name="ro1">
          <table:table-cell/>
          <table:table-cell office:value-type="float" office:value="3125304" calcext:value-type="float">
            <text:p>3125304</text:p>
          </table:table-cell>
        </table:table-row>
        <table:table-row table:style-name="ro1">
          <table:table-cell/>
          <table:table-cell office:value-type="float" office:value="3196761" calcext:value-type="float">
            <text:p>3196761</text:p>
          </table:table-cell>
        </table:table-row>
        <table:table-row table:style-name="ro1">
          <table:table-cell/>
          <table:table-cell office:value-type="float" office:value="3042644" calcext:value-type="float">
            <text:p>3042644</text:p>
          </table:table-cell>
        </table:table-row>
        <table:table-row table:style-name="ro1">
          <table:table-cell/>
          <table:table-cell office:value-type="float" office:value="2672334" calcext:value-type="float">
            <text:p>2672334</text:p>
          </table:table-cell>
        </table:table-row>
        <table:table-row table:style-name="ro1">
          <table:table-cell/>
          <table:table-cell office:value-type="float" office:value="3353196" calcext:value-type="float">
            <text:p>3353196</text:p>
          </table:table-cell>
        </table:table-row>
        <table:table-row table:style-name="ro1">
          <table:table-cell/>
          <table:table-cell office:value-type="float" office:value="3109857" calcext:value-type="float">
            <text:p>3109857</text:p>
          </table:table-cell>
        </table:table-row>
        <table:table-row table:style-name="ro1">
          <table:table-cell/>
          <table:table-cell office:value-type="float" office:value="3124959" calcext:value-type="float">
            <text:p>3124959</text:p>
          </table:table-cell>
        </table:table-row>
        <table:table-row table:style-name="ro1">
          <table:table-cell/>
          <table:table-cell office:value-type="float" office:value="3297527" calcext:value-type="float">
            <text:p>3297527</text:p>
          </table:table-cell>
        </table:table-row>
        <table:table-row table:style-name="ro1">
          <table:table-cell/>
          <table:table-cell office:value-type="float" office:value="3098320" calcext:value-type="float">
            <text:p>3098320</text:p>
          </table:table-cell>
        </table:table-row>
        <table:table-row table:style-name="ro1">
          <table:table-cell/>
          <table:table-cell office:value-type="float" office:value="2695028" calcext:value-type="float">
            <text:p>2695028</text:p>
          </table:table-cell>
        </table:table-row>
        <table:table-row table:style-name="ro1">
          <table:table-cell/>
          <table:table-cell office:value-type="float" office:value="3010516" calcext:value-type="float">
            <text:p>3010516</text:p>
          </table:table-cell>
        </table:table-row>
        <table:table-row table:style-name="ro1">
          <table:table-cell/>
          <table:table-cell office:value-type="float" office:value="3094365" calcext:value-type="float">
            <text:p>3094365</text:p>
          </table:table-cell>
        </table:table-row>
        <table:table-row table:style-name="ro1">
          <table:table-cell/>
          <table:table-cell office:value-type="float" office:value="3181391" calcext:value-type="float">
            <text:p>3181391</text:p>
          </table:table-cell>
        </table:table-row>
        <table:table-row table:style-name="ro1">
          <table:table-cell/>
          <table:table-cell office:value-type="float" office:value="3081952" calcext:value-type="float">
            <text:p>3081952</text:p>
          </table:table-cell>
        </table:table-row>
        <table:table-row table:style-name="ro1">
          <table:table-cell/>
          <table:table-cell office:value-type="float" office:value="3287195" calcext:value-type="float">
            <text:p>3287195</text:p>
          </table:table-cell>
        </table:table-row>
        <table:table-row table:style-name="ro1">
          <table:table-cell/>
          <table:table-cell office:value-type="float" office:value="3141060" calcext:value-type="float">
            <text:p>3141060</text:p>
          </table:table-cell>
        </table:table-row>
        <table:table-row table:style-name="ro1">
          <table:table-cell/>
          <table:table-cell office:value-type="float" office:value="3184024" calcext:value-type="float">
            <text:p>3184024</text:p>
          </table:table-cell>
        </table:table-row>
        <table:table-row table:style-name="ro1">
          <table:table-cell/>
          <table:table-cell office:value-type="float" office:value="3102148" calcext:value-type="float">
            <text:p>3102148</text:p>
          </table:table-cell>
        </table:table-row>
        <table:table-row table:style-name="ro1">
          <table:table-cell/>
          <table:table-cell office:value-type="float" office:value="3125269" calcext:value-type="float">
            <text:p>3125269</text:p>
          </table:table-cell>
        </table:table-row>
        <table:table-row table:style-name="ro1">
          <table:table-cell/>
          <table:table-cell office:value-type="float" office:value="3276130" calcext:value-type="float">
            <text:p>3276130</text:p>
          </table:table-cell>
        </table:table-row>
        <table:table-row table:style-name="ro1">
          <table:table-cell/>
          <table:table-cell office:value-type="float" office:value="3078532" calcext:value-type="float">
            <text:p>3078532</text:p>
          </table:table-cell>
        </table:table-row>
        <table:table-row table:style-name="ro1">
          <table:table-cell/>
          <table:table-cell office:value-type="float" office:value="3319229" calcext:value-type="float">
            <text:p>3319229</text:p>
          </table:table-cell>
        </table:table-row>
        <table:table-row table:style-name="ro1">
          <table:table-cell/>
          <table:table-cell office:value-type="float" office:value="3072438" calcext:value-type="float">
            <text:p>3072438</text:p>
          </table:table-cell>
        </table:table-row>
        <table:table-row table:style-name="ro1">
          <table:table-cell/>
          <table:table-cell office:value-type="float" office:value="3196896" calcext:value-type="float">
            <text:p>3196896</text:p>
          </table:table-cell>
        </table:table-row>
        <table:table-row table:style-name="ro1">
          <table:table-cell/>
          <table:table-cell office:value-type="float" office:value="3170010" calcext:value-type="float">
            <text:p>3170010</text:p>
          </table:table-cell>
        </table:table-row>
        <table:table-row table:style-name="ro1">
          <table:table-cell/>
          <table:table-cell office:value-type="float" office:value="3125668" calcext:value-type="float">
            <text:p>3125668</text:p>
          </table:table-cell>
        </table:table-row>
        <table:table-row table:style-name="ro1">
          <table:table-cell/>
          <table:table-cell office:value-type="float" office:value="3366422" calcext:value-type="float">
            <text:p>3366422</text:p>
          </table:table-cell>
        </table:table-row>
        <table:table-row table:style-name="ro1">
          <table:table-cell/>
          <table:table-cell office:value-type="float" office:value="2975632" calcext:value-type="float">
            <text:p>2975632</text:p>
          </table:table-cell>
        </table:table-row>
        <table:table-row table:style-name="ro1">
          <table:table-cell/>
          <table:table-cell office:value-type="float" office:value="3298286" calcext:value-type="float">
            <text:p>3298286</text:p>
          </table:table-cell>
        </table:table-row>
        <table:table-row table:style-name="ro1">
          <table:table-cell/>
          <table:table-cell office:value-type="float" office:value="3040205" calcext:value-type="float">
            <text:p>3040205</text:p>
          </table:table-cell>
        </table:table-row>
        <table:table-row table:style-name="ro1">
          <table:table-cell/>
          <table:table-cell office:value-type="float" office:value="2949022" calcext:value-type="float">
            <text:p>2949022</text:p>
          </table:table-cell>
        </table:table-row>
        <table:table-row table:style-name="ro1">
          <table:table-cell/>
          <table:table-cell office:value-type="float" office:value="3262131" calcext:value-type="float">
            <text:p>3262131</text:p>
          </table:table-cell>
        </table:table-row>
        <table:table-row table:style-name="ro1">
          <table:table-cell/>
          <table:table-cell office:value-type="float" office:value="3077159" calcext:value-type="float">
            <text:p>3077159</text:p>
          </table:table-cell>
        </table:table-row>
        <table:table-row table:style-name="ro1">
          <table:table-cell/>
          <table:table-cell office:value-type="float" office:value="3361368" calcext:value-type="float">
            <text:p>3361368</text:p>
          </table:table-cell>
        </table:table-row>
        <table:table-row table:style-name="ro1">
          <table:table-cell/>
          <table:table-cell office:value-type="float" office:value="4296207" calcext:value-type="float">
            <text:p>4296207</text:p>
          </table:table-cell>
        </table:table-row>
        <table:table-row table:style-name="ro1">
          <table:table-cell/>
          <table:table-cell office:value-type="float" office:value="4639565" calcext:value-type="float">
            <text:p>4639565</text:p>
          </table:table-cell>
        </table:table-row>
        <table:table-row table:style-name="ro1">
          <table:table-cell/>
          <table:table-cell office:value-type="float" office:value="3340419" calcext:value-type="float">
            <text:p>3340419</text:p>
          </table:table-cell>
        </table:table-row>
        <table:table-row table:style-name="ro1">
          <table:table-cell/>
          <table:table-cell office:value-type="float" office:value="2833422" calcext:value-type="float">
            <text:p>2833422</text:p>
          </table:table-cell>
        </table:table-row>
        <table:table-row table:style-name="ro1">
          <table:table-cell/>
          <table:table-cell office:value-type="float" office:value="3265311" calcext:value-type="float">
            <text:p>3265311</text:p>
          </table:table-cell>
        </table:table-row>
        <table:table-row table:style-name="ro1">
          <table:table-cell/>
          <table:table-cell office:value-type="float" office:value="3276660" calcext:value-type="float">
            <text:p>3276660</text:p>
          </table:table-cell>
        </table:table-row>
        <table:table-row table:style-name="ro1">
          <table:table-cell/>
          <table:table-cell office:value-type="float" office:value="3270675" calcext:value-type="float">
            <text:p>3270675</text:p>
          </table:table-cell>
        </table:table-row>
        <table:table-row table:style-name="ro1">
          <table:table-cell/>
          <table:table-cell office:value-type="float" office:value="3189839" calcext:value-type="float">
            <text:p>3189839</text:p>
          </table:table-cell>
        </table:table-row>
        <table:table-row table:style-name="ro1">
          <table:table-cell/>
          <table:table-cell office:value-type="float" office:value="3058277" calcext:value-type="float">
            <text:p>3058277</text:p>
          </table:table-cell>
        </table:table-row>
        <table:table-row table:style-name="ro1">
          <table:table-cell/>
          <table:table-cell office:value-type="float" office:value="2702492" calcext:value-type="float">
            <text:p>2702492</text:p>
          </table:table-cell>
        </table:table-row>
        <table:table-row table:style-name="ro1">
          <table:table-cell/>
          <table:table-cell office:value-type="float" office:value="2884817" calcext:value-type="float">
            <text:p>2884817</text:p>
          </table:table-cell>
        </table:table-row>
        <table:table-row table:style-name="ro1">
          <table:table-cell/>
          <table:table-cell office:value-type="float" office:value="3588218" calcext:value-type="float">
            <text:p>3588218</text:p>
          </table:table-cell>
        </table:table-row>
        <table:table-row table:style-name="ro1">
          <table:table-cell/>
          <table:table-cell office:value-type="float" office:value="4093763" calcext:value-type="float">
            <text:p>4093763</text:p>
          </table:table-cell>
        </table:table-row>
        <table:table-row table:style-name="ro1">
          <table:table-cell/>
          <table:table-cell office:value-type="float" office:value="3088521" calcext:value-type="float">
            <text:p>3088521</text:p>
          </table:table-cell>
        </table:table-row>
        <table:table-row table:style-name="ro1">
          <table:table-cell/>
          <table:table-cell office:value-type="float" office:value="2897857" calcext:value-type="float">
            <text:p>2897857</text:p>
          </table:table-cell>
        </table:table-row>
        <table:table-row table:style-name="ro1">
          <table:table-cell/>
          <table:table-cell office:value-type="float" office:value="2520109" calcext:value-type="float">
            <text:p>2520109</text:p>
          </table:table-cell>
        </table:table-row>
        <table:table-row table:style-name="ro1">
          <table:table-cell/>
          <table:table-cell office:value-type="float" office:value="2817300" calcext:value-type="float">
            <text:p>2817300</text:p>
          </table:table-cell>
        </table:table-row>
        <table:table-row table:style-name="ro1">
          <table:table-cell/>
          <table:table-cell office:value-type="float" office:value="3435149" calcext:value-type="float">
            <text:p>3435149</text:p>
          </table:table-cell>
        </table:table-row>
        <table:table-row table:style-name="ro1">
          <table:table-cell/>
          <table:table-cell office:value-type="float" office:value="4048380" calcext:value-type="float">
            <text:p>4048380</text:p>
          </table:table-cell>
        </table:table-row>
        <table:table-row table:style-name="ro1">
          <table:table-cell/>
          <table:table-cell office:value-type="float" office:value="3238835" calcext:value-type="float">
            <text:p>3238835</text:p>
          </table:table-cell>
        </table:table-row>
        <table:table-row table:style-name="ro1">
          <table:table-cell/>
          <table:table-cell office:value-type="float" office:value="2850839" calcext:value-type="float">
            <text:p>2850839</text:p>
          </table:table-cell>
        </table:table-row>
        <table:table-row table:style-name="ro1">
          <table:table-cell/>
          <table:table-cell office:value-type="float" office:value="3625414" calcext:value-type="float">
            <text:p>3625414</text:p>
          </table:table-cell>
        </table:table-row>
        <table:table-row table:style-name="ro1">
          <table:table-cell/>
          <table:table-cell office:value-type="float" office:value="2945709" calcext:value-type="float">
            <text:p>2945709</text:p>
          </table:table-cell>
        </table:table-row>
        <table:table-row table:style-name="ro1">
          <table:table-cell/>
          <table:table-cell office:value-type="float" office:value="3079964" calcext:value-type="float">
            <text:p>3079964</text:p>
          </table:table-cell>
        </table:table-row>
        <table:table-row table:style-name="ro1">
          <table:table-cell/>
          <table:table-cell office:value-type="float" office:value="3128493" calcext:value-type="float">
            <text:p>3128493</text:p>
          </table:table-cell>
        </table:table-row>
        <table:table-row table:style-name="ro1">
          <table:table-cell/>
          <table:table-cell office:value-type="float" office:value="3021481" calcext:value-type="float">
            <text:p>3021481</text:p>
          </table:table-cell>
        </table:table-row>
        <table:table-row table:style-name="ro1">
          <table:table-cell/>
          <table:table-cell office:value-type="float" office:value="2697848" calcext:value-type="float">
            <text:p>2697848</text:p>
          </table:table-cell>
        </table:table-row>
        <table:table-row table:style-name="ro1">
          <table:table-cell/>
          <table:table-cell office:value-type="float" office:value="3065738" calcext:value-type="float">
            <text:p>3065738</text:p>
          </table:table-cell>
        </table:table-row>
        <table:table-row table:style-name="ro1">
          <table:table-cell/>
          <table:table-cell office:value-type="float" office:value="4163774" calcext:value-type="float">
            <text:p>4163774</text:p>
          </table:table-cell>
        </table:table-row>
        <table:table-row table:style-name="ro1">
          <table:table-cell/>
          <table:table-cell office:value-type="float" office:value="3561385" calcext:value-type="float">
            <text:p>3561385</text:p>
          </table:table-cell>
        </table:table-row>
        <table:table-row table:style-name="ro1">
          <table:table-cell/>
          <table:table-cell office:value-type="float" office:value="3161256" calcext:value-type="float">
            <text:p>3161256</text:p>
          </table:table-cell>
        </table:table-row>
        <table:table-row table:style-name="ro1">
          <table:table-cell/>
          <table:table-cell office:value-type="float" office:value="3192679" calcext:value-type="float">
            <text:p>3192679</text:p>
          </table:table-cell>
        </table:table-row>
        <table:table-row table:style-name="ro1">
          <table:table-cell/>
          <table:table-cell office:value-type="float" office:value="3214627" calcext:value-type="float">
            <text:p>3214627</text:p>
          </table:table-cell>
        </table:table-row>
        <table:table-row table:style-name="ro1">
          <table:table-cell/>
          <table:table-cell office:value-type="float" office:value="2869121" calcext:value-type="float">
            <text:p>2869121</text:p>
          </table:table-cell>
        </table:table-row>
        <table:table-row table:style-name="ro1">
          <table:table-cell/>
          <table:table-cell office:value-type="float" office:value="3284246" calcext:value-type="float">
            <text:p>3284246</text:p>
          </table:table-cell>
        </table:table-row>
        <table:table-row table:style-name="ro1">
          <table:table-cell/>
          <table:table-cell office:value-type="float" office:value="2957704" calcext:value-type="float">
            <text:p>2957704</text:p>
          </table:table-cell>
        </table:table-row>
        <table:table-row table:style-name="ro1">
          <table:table-cell/>
          <table:table-cell office:value-type="float" office:value="2985059" calcext:value-type="float">
            <text:p>2985059</text:p>
          </table:table-cell>
        </table:table-row>
        <table:table-row table:style-name="ro1">
          <table:table-cell/>
          <table:table-cell office:value-type="float" office:value="3147386" calcext:value-type="float">
            <text:p>3147386</text:p>
          </table:table-cell>
        </table:table-row>
        <table:table-row table:style-name="ro1">
          <table:table-cell/>
          <table:table-cell office:value-type="float" office:value="3055524" calcext:value-type="float">
            <text:p>3055524</text:p>
          </table:table-cell>
        </table:table-row>
        <table:table-row table:style-name="ro1">
          <table:table-cell/>
          <table:table-cell office:value-type="float" office:value="3241556" calcext:value-type="float">
            <text:p>3241556</text:p>
          </table:table-cell>
        </table:table-row>
        <table:table-row table:style-name="ro1">
          <table:table-cell/>
          <table:table-cell office:value-type="float" office:value="2920859" calcext:value-type="float">
            <text:p>2920859</text:p>
          </table:table-cell>
        </table:table-row>
        <table:table-row table:style-name="ro1">
          <table:table-cell/>
          <table:table-cell office:value-type="float" office:value="3049475" calcext:value-type="float">
            <text:p>3049475</text:p>
          </table:table-cell>
        </table:table-row>
        <table:table-row table:style-name="ro1">
          <table:table-cell/>
          <table:table-cell office:value-type="float" office:value="3267111" calcext:value-type="float">
            <text:p>3267111</text:p>
          </table:table-cell>
        </table:table-row>
        <table:table-row table:style-name="ro1">
          <table:table-cell/>
          <table:table-cell office:value-type="float" office:value="3130377" calcext:value-type="float">
            <text:p>3130377</text:p>
          </table:table-cell>
        </table:table-row>
        <table:table-row table:style-name="ro1">
          <table:table-cell/>
          <table:table-cell office:value-type="float" office:value="3528982" calcext:value-type="float">
            <text:p>3528982</text:p>
          </table:table-cell>
        </table:table-row>
        <table:table-row table:style-name="ro1">
          <table:table-cell/>
          <table:table-cell office:value-type="float" office:value="2900626" calcext:value-type="float">
            <text:p>2900626</text:p>
          </table:table-cell>
        </table:table-row>
        <table:table-row table:style-name="ro1">
          <table:table-cell/>
          <table:table-cell office:value-type="float" office:value="3561421" calcext:value-type="float">
            <text:p>3561421</text:p>
          </table:table-cell>
        </table:table-row>
        <table:table-row table:style-name="ro1">
          <table:table-cell/>
          <table:table-cell office:value-type="float" office:value="3116387" calcext:value-type="float">
            <text:p>3116387</text:p>
          </table:table-cell>
        </table:table-row>
        <table:table-row table:style-name="ro1">
          <table:table-cell/>
          <table:table-cell office:value-type="float" office:value="3237632" calcext:value-type="float">
            <text:p>3237632</text:p>
          </table:table-cell>
        </table:table-row>
        <table:table-row table:style-name="ro1">
          <table:table-cell/>
          <table:table-cell office:value-type="float" office:value="3104497" calcext:value-type="float">
            <text:p>3104497</text:p>
          </table:table-cell>
        </table:table-row>
        <table:table-row table:style-name="ro1">
          <table:table-cell/>
          <table:table-cell office:value-type="float" office:value="3092623" calcext:value-type="float">
            <text:p>3092623</text:p>
          </table:table-cell>
        </table:table-row>
        <table:table-row table:style-name="ro1">
          <table:table-cell/>
          <table:table-cell office:value-type="float" office:value="3471632" calcext:value-type="float">
            <text:p>3471632</text:p>
          </table:table-cell>
        </table:table-row>
        <table:table-row table:style-name="ro1">
          <table:table-cell/>
          <table:table-cell office:value-type="float" office:value="2852717" calcext:value-type="float">
            <text:p>2852717</text:p>
          </table:table-cell>
        </table:table-row>
        <table:table-row table:style-name="ro1">
          <table:table-cell/>
          <table:table-cell office:value-type="float" office:value="3253834" calcext:value-type="float">
            <text:p>3253834</text:p>
          </table:table-cell>
        </table:table-row>
        <table:table-row table:style-name="ro1">
          <table:table-cell/>
          <table:table-cell office:value-type="float" office:value="3233625" calcext:value-type="float">
            <text:p>3233625</text:p>
          </table:table-cell>
        </table:table-row>
        <table:table-row table:style-name="ro1">
          <table:table-cell/>
          <table:table-cell office:value-type="float" office:value="3426491" calcext:value-type="float">
            <text:p>3426491</text:p>
          </table:table-cell>
        </table:table-row>
        <table:table-row table:style-name="ro1">
          <table:table-cell/>
          <table:table-cell office:value-type="float" office:value="3204725" calcext:value-type="float">
            <text:p>3204725</text:p>
          </table:table-cell>
        </table:table-row>
        <table:table-row table:style-name="ro1">
          <table:table-cell/>
          <table:table-cell office:value-type="float" office:value="3055829" calcext:value-type="float">
            <text:p>3055829</text:p>
          </table:table-cell>
        </table:table-row>
        <table:table-row table:style-name="ro1">
          <table:table-cell/>
          <table:table-cell office:value-type="float" office:value="3326497" calcext:value-type="float">
            <text:p>3326497</text:p>
          </table:table-cell>
        </table:table-row>
        <table:table-row table:style-name="ro1">
          <table:table-cell/>
          <table:table-cell office:value-type="float" office:value="3069285" calcext:value-type="float">
            <text:p>3069285</text:p>
          </table:table-cell>
        </table:table-row>
        <table:table-row table:style-name="ro1">
          <table:table-cell/>
          <table:table-cell office:value-type="float" office:value="3026893" calcext:value-type="float">
            <text:p>3026893</text:p>
          </table:table-cell>
        </table:table-row>
        <table:table-row table:style-name="ro1">
          <table:table-cell/>
          <table:table-cell office:value-type="float" office:value="3070207" calcext:value-type="float">
            <text:p>3070207</text:p>
          </table:table-cell>
        </table:table-row>
        <table:table-row table:style-name="ro1">
          <table:table-cell/>
          <table:table-cell office:value-type="float" office:value="3033322" calcext:value-type="float">
            <text:p>3033322</text:p>
          </table:table-cell>
        </table:table-row>
        <table:table-row table:style-name="ro1">
          <table:table-cell/>
          <table:table-cell office:value-type="float" office:value="3142772" calcext:value-type="float">
            <text:p>3142772</text:p>
          </table:table-cell>
        </table:table-row>
        <table:table-row table:style-name="ro1">
          <table:table-cell/>
          <table:table-cell office:value-type="float" office:value="2870349" calcext:value-type="float">
            <text:p>2870349</text:p>
          </table:table-cell>
        </table:table-row>
        <table:table-row table:style-name="ro1">
          <table:table-cell/>
          <table:table-cell office:value-type="float" office:value="2668741" calcext:value-type="float">
            <text:p>2668741</text:p>
          </table:table-cell>
        </table:table-row>
        <table:table-row table:style-name="ro1">
          <table:table-cell/>
          <table:table-cell office:value-type="float" office:value="3035907" calcext:value-type="float">
            <text:p>3035907</text:p>
          </table:table-cell>
        </table:table-row>
        <table:table-row table:style-name="ro1">
          <table:table-cell/>
          <table:table-cell office:value-type="float" office:value="3364503" calcext:value-type="float">
            <text:p>3364503</text:p>
          </table:table-cell>
        </table:table-row>
        <table:table-row table:style-name="ro1">
          <table:table-cell/>
          <table:table-cell office:value-type="float" office:value="3044760" calcext:value-type="float">
            <text:p>3044760</text:p>
          </table:table-cell>
        </table:table-row>
        <table:table-row table:style-name="ro1">
          <table:table-cell/>
          <table:table-cell office:value-type="float" office:value="2950136" calcext:value-type="float">
            <text:p>2950136</text:p>
          </table:table-cell>
        </table:table-row>
        <table:table-row table:style-name="ro1">
          <table:table-cell/>
          <table:table-cell office:value-type="float" office:value="3682072" calcext:value-type="float">
            <text:p>3682072</text:p>
          </table:table-cell>
        </table:table-row>
        <table:table-row table:style-name="ro1">
          <table:table-cell/>
          <table:table-cell office:value-type="float" office:value="3725748" calcext:value-type="float">
            <text:p>3725748</text:p>
          </table:table-cell>
        </table:table-row>
        <table:table-row table:style-name="ro1">
          <table:table-cell/>
          <table:table-cell office:value-type="float" office:value="3024407" calcext:value-type="float">
            <text:p>3024407</text:p>
          </table:table-cell>
        </table:table-row>
        <table:table-row table:style-name="ro1">
          <table:table-cell/>
          <table:table-cell office:value-type="float" office:value="2571637" calcext:value-type="float">
            <text:p>2571637</text:p>
          </table:table-cell>
        </table:table-row>
        <table:table-row table:style-name="ro1">
          <table:table-cell/>
          <table:table-cell office:value-type="float" office:value="3197295" calcext:value-type="float">
            <text:p>3197295</text:p>
          </table:table-cell>
        </table:table-row>
        <table:table-row table:style-name="ro1">
          <table:table-cell/>
          <table:table-cell office:value-type="float" office:value="2551547" calcext:value-type="float">
            <text:p>2551547</text:p>
          </table:table-cell>
        </table:table-row>
        <table:table-row table:style-name="ro1">
          <table:table-cell/>
          <table:table-cell office:value-type="float" office:value="3178772" calcext:value-type="float">
            <text:p>3178772</text:p>
          </table:table-cell>
        </table:table-row>
        <table:table-row table:style-name="ro1">
          <table:table-cell/>
          <table:table-cell office:value-type="float" office:value="3237464" calcext:value-type="float">
            <text:p>3237464</text:p>
          </table:table-cell>
        </table:table-row>
        <table:table-row table:style-name="ro1">
          <table:table-cell/>
          <table:table-cell office:value-type="float" office:value="3211645" calcext:value-type="float">
            <text:p>3211645</text:p>
          </table:table-cell>
        </table:table-row>
        <table:table-row table:style-name="ro1">
          <table:table-cell/>
          <table:table-cell office:value-type="float" office:value="3577150" calcext:value-type="float">
            <text:p>3577150</text:p>
          </table:table-cell>
        </table:table-row>
        <table:table-row table:style-name="ro1">
          <table:table-cell/>
          <table:table-cell office:value-type="float" office:value="3073546" calcext:value-type="float">
            <text:p>3073546</text:p>
          </table:table-cell>
        </table:table-row>
        <table:table-row table:style-name="ro1">
          <table:table-cell/>
          <table:table-cell office:value-type="float" office:value="3268890" calcext:value-type="float">
            <text:p>3268890</text:p>
          </table:table-cell>
        </table:table-row>
        <table:table-row table:style-name="ro1">
          <table:table-cell/>
          <table:table-cell office:value-type="float" office:value="3104121" calcext:value-type="float">
            <text:p>3104121</text:p>
          </table:table-cell>
        </table:table-row>
        <table:table-row table:style-name="ro1">
          <table:table-cell/>
          <table:table-cell office:value-type="float" office:value="2899795" calcext:value-type="float">
            <text:p>2899795</text:p>
          </table:table-cell>
        </table:table-row>
        <table:table-row table:style-name="ro1">
          <table:table-cell/>
          <table:table-cell office:value-type="float" office:value="3246238" calcext:value-type="float">
            <text:p>3246238</text:p>
          </table:table-cell>
        </table:table-row>
        <table:table-row table:style-name="ro1">
          <table:table-cell/>
          <table:table-cell office:value-type="float" office:value="2960089" calcext:value-type="float">
            <text:p>2960089</text:p>
          </table:table-cell>
        </table:table-row>
        <table:table-row table:style-name="ro1">
          <table:table-cell/>
          <table:table-cell office:value-type="float" office:value="3103828" calcext:value-type="float">
            <text:p>3103828</text:p>
          </table:table-cell>
        </table:table-row>
        <table:table-row table:style-name="ro1">
          <table:table-cell/>
          <table:table-cell office:value-type="float" office:value="3045530" calcext:value-type="float">
            <text:p>3045530</text:p>
          </table:table-cell>
        </table:table-row>
        <table:table-row table:style-name="ro1">
          <table:table-cell/>
          <table:table-cell office:value-type="float" office:value="3070122" calcext:value-type="float">
            <text:p>3070122</text:p>
          </table:table-cell>
        </table:table-row>
        <table:table-row table:style-name="ro1">
          <table:table-cell/>
          <table:table-cell office:value-type="float" office:value="3184084" calcext:value-type="float">
            <text:p>3184084</text:p>
          </table:table-cell>
        </table:table-row>
        <table:table-row table:style-name="ro1">
          <table:table-cell/>
          <table:table-cell office:value-type="float" office:value="3108326" calcext:value-type="float">
            <text:p>3108326</text:p>
          </table:table-cell>
        </table:table-row>
        <table:table-row table:style-name="ro1">
          <table:table-cell/>
          <table:table-cell office:value-type="float" office:value="3379555" calcext:value-type="float">
            <text:p>3379555</text:p>
          </table:table-cell>
        </table:table-row>
        <table:table-row table:style-name="ro1">
          <table:table-cell/>
          <table:table-cell office:value-type="float" office:value="2825793" calcext:value-type="float">
            <text:p>2825793</text:p>
          </table:table-cell>
        </table:table-row>
        <table:table-row table:style-name="ro1">
          <table:table-cell/>
          <table:table-cell office:value-type="float" office:value="3236809" calcext:value-type="float">
            <text:p>3236809</text:p>
          </table:table-cell>
        </table:table-row>
        <table:table-row table:style-name="ro1">
          <table:table-cell/>
          <table:table-cell office:value-type="float" office:value="3263536" calcext:value-type="float">
            <text:p>3263536</text:p>
          </table:table-cell>
        </table:table-row>
        <table:table-row table:style-name="ro1">
          <table:table-cell/>
          <table:table-cell office:value-type="float" office:value="3394389" calcext:value-type="float">
            <text:p>3394389</text:p>
          </table:table-cell>
        </table:table-row>
        <table:table-row table:style-name="ro1">
          <table:table-cell/>
          <table:table-cell office:value-type="float" office:value="3236190" calcext:value-type="float">
            <text:p>3236190</text:p>
          </table:table-cell>
        </table:table-row>
        <table:table-row table:style-name="ro1">
          <table:table-cell/>
          <table:table-cell office:value-type="float" office:value="2912930" calcext:value-type="float">
            <text:p>2912930</text:p>
          </table:table-cell>
        </table:table-row>
        <table:table-row table:style-name="ro1">
          <table:table-cell/>
          <table:table-cell office:value-type="float" office:value="3289460" calcext:value-type="float">
            <text:p>3289460</text:p>
          </table:table-cell>
        </table:table-row>
        <table:table-row table:style-name="ro1">
          <table:table-cell/>
          <table:table-cell office:value-type="float" office:value="3137794" calcext:value-type="float">
            <text:p>3137794</text:p>
          </table:table-cell>
        </table:table-row>
        <table:table-row table:style-name="ro1">
          <table:table-cell/>
          <table:table-cell office:value-type="float" office:value="3104647" calcext:value-type="float">
            <text:p>3104647</text:p>
          </table:table-cell>
        </table:table-row>
        <table:table-row table:style-name="ro1">
          <table:table-cell/>
          <table:table-cell office:value-type="float" office:value="3239883" calcext:value-type="float">
            <text:p>3239883</text:p>
          </table:table-cell>
        </table:table-row>
        <table:table-row table:style-name="ro1">
          <table:table-cell/>
          <table:table-cell office:value-type="float" office:value="3043285" calcext:value-type="float">
            <text:p>3043285</text:p>
          </table:table-cell>
        </table:table-row>
        <table:table-row table:style-name="ro1">
          <table:table-cell/>
          <table:table-cell office:value-type="float" office:value="3302362" calcext:value-type="float">
            <text:p>3302362</text:p>
          </table:table-cell>
        </table:table-row>
        <table:table-row table:style-name="ro1">
          <table:table-cell/>
          <table:table-cell office:value-type="float" office:value="2847103" calcext:value-type="float">
            <text:p>2847103</text:p>
          </table:table-cell>
        </table:table-row>
        <table:table-row table:style-name="ro1">
          <table:table-cell/>
          <table:table-cell office:value-type="float" office:value="3314407" calcext:value-type="float">
            <text:p>3314407</text:p>
          </table:table-cell>
        </table:table-row>
        <table:table-row table:style-name="ro1">
          <table:table-cell/>
          <table:table-cell office:value-type="float" office:value="2916289" calcext:value-type="float">
            <text:p>2916289</text:p>
          </table:table-cell>
        </table:table-row>
        <table:table-row table:style-name="ro1">
          <table:table-cell/>
          <table:table-cell office:value-type="float" office:value="2914046" calcext:value-type="float">
            <text:p>2914046</text:p>
          </table:table-cell>
        </table:table-row>
        <table:table-row table:style-name="ro1">
          <table:table-cell/>
          <table:table-cell office:value-type="float" office:value="3411188" calcext:value-type="float">
            <text:p>3411188</text:p>
          </table:table-cell>
        </table:table-row>
        <table:table-row table:style-name="ro1">
          <table:table-cell/>
          <table:table-cell office:value-type="float" office:value="3037472" calcext:value-type="float">
            <text:p>3037472</text:p>
          </table:table-cell>
        </table:table-row>
        <table:table-row table:style-name="ro1">
          <table:table-cell/>
          <table:table-cell office:value-type="float" office:value="3200058" calcext:value-type="float">
            <text:p>3200058</text:p>
          </table:table-cell>
        </table:table-row>
        <table:table-row table:style-name="ro1">
          <table:table-cell/>
          <table:table-cell office:value-type="float" office:value="4421506" calcext:value-type="float">
            <text:p>4421506</text:p>
          </table:table-cell>
        </table:table-row>
        <table:table-row table:style-name="ro1">
          <table:table-cell/>
          <table:table-cell office:value-type="float" office:value="4802748" calcext:value-type="float">
            <text:p>4802748</text:p>
          </table:table-cell>
        </table:table-row>
        <table:table-row table:style-name="ro1">
          <table:table-cell/>
          <table:table-cell office:value-type="float" office:value="3107424" calcext:value-type="float">
            <text:p>3107424</text:p>
          </table:table-cell>
        </table:table-row>
        <table:table-row table:style-name="ro1">
          <table:table-cell/>
          <table:table-cell office:value-type="float" office:value="2834771" calcext:value-type="float">
            <text:p>2834771</text:p>
          </table:table-cell>
        </table:table-row>
        <table:table-row table:style-name="ro1">
          <table:table-cell/>
          <table:table-cell office:value-type="float" office:value="3136236" calcext:value-type="float">
            <text:p>3136236</text:p>
          </table:table-cell>
        </table:table-row>
        <table:table-row table:style-name="ro1">
          <table:table-cell/>
          <table:table-cell office:value-type="float" office:value="3183360" calcext:value-type="float">
            <text:p>3183360</text:p>
          </table:table-cell>
        </table:table-row>
        <table:table-row table:style-name="ro1">
          <table:table-cell/>
          <table:table-cell office:value-type="float" office:value="2877833" calcext:value-type="float">
            <text:p>2877833</text:p>
          </table:table-cell>
        </table:table-row>
        <table:table-row table:style-name="ro1">
          <table:table-cell/>
          <table:table-cell office:value-type="float" office:value="2997849" calcext:value-type="float">
            <text:p>2997849</text:p>
          </table:table-cell>
        </table:table-row>
        <table:table-row table:style-name="ro1">
          <table:table-cell/>
          <table:table-cell office:value-type="float" office:value="2820327" calcext:value-type="float">
            <text:p>2820327</text:p>
          </table:table-cell>
        </table:table-row>
        <table:table-row table:style-name="ro1">
          <table:table-cell/>
          <table:table-cell office:value-type="float" office:value="3154626" calcext:value-type="float">
            <text:p>3154626</text:p>
          </table:table-cell>
        </table:table-row>
        <table:table-row table:style-name="ro1">
          <table:table-cell/>
          <table:table-cell office:value-type="float" office:value="3834619" calcext:value-type="float">
            <text:p>3834619</text:p>
          </table:table-cell>
        </table:table-row>
        <table:table-row table:style-name="ro1">
          <table:table-cell/>
          <table:table-cell office:value-type="float" office:value="3241771" calcext:value-type="float">
            <text:p>3241771</text:p>
          </table:table-cell>
        </table:table-row>
        <table:table-row table:style-name="ro1">
          <table:table-cell/>
          <table:table-cell office:value-type="float" office:value="2983597" calcext:value-type="float">
            <text:p>2983597</text:p>
          </table:table-cell>
        </table:table-row>
        <table:table-row table:style-name="ro1">
          <table:table-cell/>
          <table:table-cell office:value-type="float" office:value="3264321" calcext:value-type="float">
            <text:p>3264321</text:p>
          </table:table-cell>
        </table:table-row>
        <table:table-row table:style-name="ro1">
          <table:table-cell/>
          <table:table-cell office:value-type="float" office:value="3050204" calcext:value-type="float">
            <text:p>3050204</text:p>
          </table:table-cell>
        </table:table-row>
        <table:table-row table:style-name="ro1">
          <table:table-cell/>
          <table:table-cell office:value-type="float" office:value="3083514" calcext:value-type="float">
            <text:p>3083514</text:p>
          </table:table-cell>
        </table:table-row>
        <table:table-row table:style-name="ro1">
          <table:table-cell/>
          <table:table-cell office:value-type="float" office:value="3416626" calcext:value-type="float">
            <text:p>3416626</text:p>
          </table:table-cell>
        </table:table-row>
        <table:table-row table:style-name="ro1">
          <table:table-cell/>
          <table:table-cell office:value-type="float" office:value="3025942" calcext:value-type="float">
            <text:p>3025942</text:p>
          </table:table-cell>
        </table:table-row>
        <table:table-row table:style-name="ro1">
          <table:table-cell/>
          <table:table-cell office:value-type="float" office:value="3346580" calcext:value-type="float">
            <text:p>3346580</text:p>
          </table:table-cell>
        </table:table-row>
        <table:table-row table:style-name="ro1">
          <table:table-cell/>
          <table:table-cell office:value-type="float" office:value="2987794" calcext:value-type="float">
            <text:p>2987794</text:p>
          </table:table-cell>
        </table:table-row>
        <table:table-row table:style-name="ro1">
          <table:table-cell/>
          <table:table-cell office:value-type="float" office:value="3582730" calcext:value-type="float">
            <text:p>3582730</text:p>
          </table:table-cell>
        </table:table-row>
        <table:table-row table:style-name="ro1">
          <table:table-cell/>
          <table:table-cell office:value-type="float" office:value="3232953" calcext:value-type="float">
            <text:p>3232953</text:p>
          </table:table-cell>
        </table:table-row>
        <table:table-row table:style-name="ro1">
          <table:table-cell/>
          <table:table-cell office:value-type="float" office:value="3839840" calcext:value-type="float">
            <text:p>3839840</text:p>
          </table:table-cell>
        </table:table-row>
        <table:table-row table:style-name="ro1">
          <table:table-cell/>
          <table:table-cell office:value-type="float" office:value="3544163" calcext:value-type="float">
            <text:p>3544163</text:p>
          </table:table-cell>
        </table:table-row>
        <table:table-row table:style-name="ro1">
          <table:table-cell/>
          <table:table-cell office:value-type="float" office:value="3195384" calcext:value-type="float">
            <text:p>3195384</text:p>
          </table:table-cell>
        </table:table-row>
        <table:table-row table:style-name="ro1">
          <table:table-cell/>
          <table:table-cell office:value-type="float" office:value="3040102" calcext:value-type="float">
            <text:p>3040102</text:p>
          </table:table-cell>
        </table:table-row>
        <table:table-row table:style-name="ro1">
          <table:table-cell/>
          <table:table-cell office:value-type="float" office:value="2910431" calcext:value-type="float">
            <text:p>2910431</text:p>
          </table:table-cell>
        </table:table-row>
        <table:table-row table:style-name="ro1">
          <table:table-cell/>
          <table:table-cell office:value-type="float" office:value="3012685" calcext:value-type="float">
            <text:p>3012685</text:p>
          </table:table-cell>
        </table:table-row>
        <table:table-row table:style-name="ro1">
          <table:table-cell/>
          <table:table-cell office:value-type="float" office:value="3060025" calcext:value-type="float">
            <text:p>3060025</text:p>
          </table:table-cell>
        </table:table-row>
        <table:table-row table:style-name="ro1">
          <table:table-cell/>
          <table:table-cell office:value-type="float" office:value="3500236" calcext:value-type="float">
            <text:p>3500236</text:p>
          </table:table-cell>
        </table:table-row>
        <table:table-row table:style-name="ro1">
          <table:table-cell/>
          <table:table-cell office:value-type="float" office:value="3854035" calcext:value-type="float">
            <text:p>3854035</text:p>
          </table:table-cell>
        </table:table-row>
        <table:table-row table:style-name="ro1">
          <table:table-cell/>
          <table:table-cell office:value-type="float" office:value="3207041" calcext:value-type="float">
            <text:p>3207041</text:p>
          </table:table-cell>
        </table:table-row>
        <table:table-row table:style-name="ro1">
          <table:table-cell/>
          <table:table-cell office:value-type="float" office:value="3028147" calcext:value-type="float">
            <text:p>3028147</text:p>
          </table:table-cell>
        </table:table-row>
        <table:table-row table:style-name="ro1">
          <table:table-cell/>
          <table:table-cell office:value-type="float" office:value="3279892" calcext:value-type="float">
            <text:p>3279892</text:p>
          </table:table-cell>
        </table:table-row>
        <table:table-row table:style-name="ro1">
          <table:table-cell/>
          <table:table-cell office:value-type="float" office:value="2968852" calcext:value-type="float">
            <text:p>2968852</text:p>
          </table:table-cell>
        </table:table-row>
        <table:table-row table:style-name="ro1">
          <table:table-cell/>
          <table:table-cell office:value-type="float" office:value="3078730" calcext:value-type="float">
            <text:p>3078730</text:p>
          </table:table-cell>
        </table:table-row>
        <table:table-row table:style-name="ro1">
          <table:table-cell/>
          <table:table-cell office:value-type="float" office:value="4588319" calcext:value-type="float">
            <text:p>4588319</text:p>
          </table:table-cell>
        </table:table-row>
        <table:table-row table:style-name="ro1">
          <table:table-cell/>
          <table:table-cell office:value-type="float" office:value="4508302" calcext:value-type="float">
            <text:p>4508302</text:p>
          </table:table-cell>
        </table:table-row>
        <table:table-row table:style-name="ro1">
          <table:table-cell/>
          <table:table-cell office:value-type="float" office:value="3349804" calcext:value-type="float">
            <text:p>3349804</text:p>
          </table:table-cell>
        </table:table-row>
        <table:table-row table:style-name="ro1">
          <table:table-cell/>
          <table:table-cell office:value-type="float" office:value="2981626" calcext:value-type="float">
            <text:p>2981626</text:p>
          </table:table-cell>
        </table:table-row>
        <table:table-row table:style-name="ro1">
          <table:table-cell/>
          <table:table-cell office:value-type="float" office:value="3212935" calcext:value-type="float">
            <text:p>3212935</text:p>
          </table:table-cell>
        </table:table-row>
        <table:table-row table:style-name="ro1">
          <table:table-cell/>
          <table:table-cell office:value-type="float" office:value="3553586" calcext:value-type="float">
            <text:p>3553586</text:p>
          </table:table-cell>
        </table:table-row>
        <table:table-row table:style-name="ro1">
          <table:table-cell/>
          <table:table-cell office:value-type="float" office:value="3396524" calcext:value-type="float">
            <text:p>3396524</text:p>
          </table:table-cell>
        </table:table-row>
        <table:table-row table:style-name="ro1">
          <table:table-cell/>
          <table:table-cell office:value-type="float" office:value="2712232" calcext:value-type="float">
            <text:p>2712232</text:p>
          </table:table-cell>
        </table:table-row>
        <table:table-row table:style-name="ro1">
          <table:table-cell/>
          <table:table-cell office:value-type="float" office:value="3017469" calcext:value-type="float">
            <text:p>3017469</text:p>
          </table:table-cell>
        </table:table-row>
        <table:table-row table:style-name="ro1">
          <table:table-cell/>
          <table:table-cell office:value-type="float" office:value="4268953" calcext:value-type="float">
            <text:p>4268953</text:p>
          </table:table-cell>
        </table:table-row>
        <table:table-row table:style-name="ro1">
          <table:table-cell/>
          <table:table-cell office:value-type="float" office:value="3217435" calcext:value-type="float">
            <text:p>3217435</text:p>
          </table:table-cell>
        </table:table-row>
        <table:table-row table:style-name="ro1">
          <table:table-cell/>
          <table:table-cell office:value-type="float" office:value="3120231" calcext:value-type="float">
            <text:p>3120231</text:p>
          </table:table-cell>
        </table:table-row>
        <table:table-row table:style-name="ro1">
          <table:table-cell/>
          <table:table-cell office:value-type="float" office:value="3148480" calcext:value-type="float">
            <text:p>3148480</text:p>
          </table:table-cell>
        </table:table-row>
        <table:table-row table:style-name="ro1">
          <table:table-cell/>
          <table:table-cell office:value-type="float" office:value="3168554" calcext:value-type="float">
            <text:p>3168554</text:p>
          </table:table-cell>
        </table:table-row>
        <table:table-row table:style-name="ro1">
          <table:table-cell/>
          <table:table-cell office:value-type="float" office:value="3085110" calcext:value-type="float">
            <text:p>3085110</text:p>
          </table:table-cell>
        </table:table-row>
        <table:table-row table:style-name="ro1">
          <table:table-cell/>
          <table:table-cell office:value-type="float" office:value="3976104" calcext:value-type="float">
            <text:p>3976104</text:p>
          </table:table-cell>
        </table:table-row>
        <table:table-row table:style-name="ro1">
          <table:table-cell/>
          <table:table-cell office:value-type="float" office:value="3482752" calcext:value-type="float">
            <text:p>3482752</text:p>
          </table:table-cell>
        </table:table-row>
        <table:table-row table:style-name="ro1">
          <table:table-cell/>
          <table:table-cell office:value-type="float" office:value="3829977" calcext:value-type="float">
            <text:p>3829977</text:p>
          </table:table-cell>
        </table:table-row>
        <table:table-row table:style-name="ro1">
          <table:table-cell/>
          <table:table-cell office:value-type="float" office:value="3117213" calcext:value-type="float">
            <text:p>3117213</text:p>
          </table:table-cell>
        </table:table-row>
        <table:table-row table:style-name="ro1">
          <table:table-cell/>
          <table:table-cell office:value-type="float" office:value="3328617" calcext:value-type="float">
            <text:p>3328617</text:p>
          </table:table-cell>
        </table:table-row>
        <table:table-row table:style-name="ro1">
          <table:table-cell/>
          <table:table-cell office:value-type="float" office:value="3138649" calcext:value-type="float">
            <text:p>3138649</text:p>
          </table:table-cell>
        </table:table-row>
        <table:table-row table:style-name="ro1">
          <table:table-cell/>
          <table:table-cell office:value-type="float" office:value="3214069" calcext:value-type="float">
            <text:p>3214069</text:p>
          </table:table-cell>
        </table:table-row>
        <table:table-row table:style-name="ro1">
          <table:table-cell/>
          <table:table-cell office:value-type="float" office:value="3248628" calcext:value-type="float">
            <text:p>3248628</text:p>
          </table:table-cell>
        </table:table-row>
        <table:table-row table:style-name="ro1">
          <table:table-cell/>
          <table:table-cell office:value-type="float" office:value="3056998" calcext:value-type="float">
            <text:p>3056998</text:p>
          </table:table-cell>
        </table:table-row>
        <table:table-row table:style-name="ro1">
          <table:table-cell/>
          <table:table-cell office:value-type="float" office:value="3260575" calcext:value-type="float">
            <text:p>3260575</text:p>
          </table:table-cell>
        </table:table-row>
        <table:table-row table:style-name="ro1">
          <table:table-cell/>
          <table:table-cell office:value-type="float" office:value="3018334" calcext:value-type="float">
            <text:p>3018334</text:p>
          </table:table-cell>
        </table:table-row>
        <table:table-row table:style-name="ro1">
          <table:table-cell/>
          <table:table-cell office:value-type="float" office:value="3147158" calcext:value-type="float">
            <text:p>3147158</text:p>
          </table:table-cell>
        </table:table-row>
        <table:table-row table:style-name="ro1">
          <table:table-cell/>
          <table:table-cell office:value-type="float" office:value="3068594" calcext:value-type="float">
            <text:p>3068594</text:p>
          </table:table-cell>
        </table:table-row>
        <table:table-row table:style-name="ro1">
          <table:table-cell/>
          <table:table-cell office:value-type="float" office:value="3113695" calcext:value-type="float">
            <text:p>3113695</text:p>
          </table:table-cell>
        </table:table-row>
        <table:table-row table:style-name="ro1">
          <table:table-cell/>
          <table:table-cell office:value-type="float" office:value="3331443" calcext:value-type="float">
            <text:p>3331443</text:p>
          </table:table-cell>
        </table:table-row>
        <table:table-row table:style-name="ro1">
          <table:table-cell/>
          <table:table-cell office:value-type="float" office:value="3211542" calcext:value-type="float">
            <text:p>3211542</text:p>
          </table:table-cell>
        </table:table-row>
        <table:table-row table:style-name="ro1">
          <table:table-cell/>
          <table:table-cell office:value-type="float" office:value="3469580" calcext:value-type="float">
            <text:p>3469580</text:p>
          </table:table-cell>
        </table:table-row>
        <table:table-row table:style-name="ro1">
          <table:table-cell/>
          <table:table-cell office:value-type="float" office:value="3045917" calcext:value-type="float">
            <text:p>3045917</text:p>
          </table:table-cell>
        </table:table-row>
        <table:table-row table:style-name="ro1">
          <table:table-cell/>
          <table:table-cell office:value-type="float" office:value="3097179" calcext:value-type="float">
            <text:p>3097179</text:p>
          </table:table-cell>
        </table:table-row>
        <table:table-row table:style-name="ro1">
          <table:table-cell/>
          <table:table-cell office:value-type="float" office:value="2822438" calcext:value-type="float">
            <text:p>2822438</text:p>
          </table:table-cell>
        </table:table-row>
        <table:table-row table:style-name="ro1">
          <table:table-cell/>
          <table:table-cell office:value-type="float" office:value="2792109" calcext:value-type="float">
            <text:p>2792109</text:p>
          </table:table-cell>
        </table:table-row>
        <table:table-row table:style-name="ro1">
          <table:table-cell/>
          <table:table-cell office:value-type="float" office:value="3364891" calcext:value-type="float">
            <text:p>3364891</text:p>
          </table:table-cell>
        </table:table-row>
        <table:table-row table:style-name="ro1">
          <table:table-cell/>
          <table:table-cell office:value-type="float" office:value="3109878" calcext:value-type="float">
            <text:p>3109878</text:p>
          </table:table-cell>
        </table:table-row>
        <table:table-row table:style-name="ro1">
          <table:table-cell/>
          <table:table-cell office:value-type="float" office:value="3169865" calcext:value-type="float">
            <text:p>3169865</text:p>
          </table:table-cell>
        </table:table-row>
        <table:table-row table:style-name="ro1">
          <table:table-cell/>
          <table:table-cell office:value-type="float" office:value="3410879" calcext:value-type="float">
            <text:p>3410879</text:p>
          </table:table-cell>
        </table:table-row>
        <table:table-row table:style-name="ro1">
          <table:table-cell/>
          <table:table-cell office:value-type="float" office:value="3090805" calcext:value-type="float">
            <text:p>3090805</text:p>
          </table:table-cell>
        </table:table-row>
        <table:table-row table:style-name="ro1">
          <table:table-cell/>
          <table:table-cell office:value-type="float" office:value="3342581" calcext:value-type="float">
            <text:p>3342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1:43:54.543661050</meta:creation-date>
    <dc:date>2018-05-14T21:45:00.020164665</dc:date>
    <meta:editing-duration>PT1M7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92cm" svg:height="8.994cm" xlink:href=".." xlink:type="simple" chart:class="chart:line" chart:style-name="ch1">
        <chart:legend chart:legend-position="end" svg:x="35.829cm" svg:y="4.198cm" style:legend-expansion="high" chart:style-name="ch2"/>
        <chart:plot-area chart:style-name="ch3" table:cell-range-address="Sheet1.B1:Sheet1.B500" svg:x="0.761cm" svg:y="0.179cm" svg:width="34.307cm" svg:height="8.636cm">
          <chartooo:coordinate-region svg:x="2.308cm" svg:y="0.3cm" svg:width="32.76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4627">
                <text:p>1234627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1061">
                <text:p>1221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7030">
                <text:p>15270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4191">
                <text:p>1384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17319">
                <text:p>1417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6692">
                <text:p>1426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8417">
                <text:p>1418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4735">
                <text:p>1374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6869">
                <text:p>1426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7457">
                <text:p>1547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5756">
                <text:p>1385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71159">
                <text:p>1371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2942">
                <text:p>1412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6821">
                <text:p>1346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4907">
                <text:p>13549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5025">
                <text:p>1395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5945">
                <text:p>1435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7066">
                <text:p>1357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6125">
                <text:p>1456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2660">
                <text:p>16026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9513">
                <text:p>15795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65246">
                <text:p>1365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7038">
                <text:p>13670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1454">
                <text:p>1391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3988">
                <text:p>15739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5470">
                <text:p>14454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28839">
                <text:p>1428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6304">
                <text:p>1546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2661">
                <text:p>1402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1723">
                <text:p>1461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7677">
                <text:p>1507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87451">
                <text:p>2087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2841">
                <text:p>2332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16388">
                <text:p>1616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3113">
                <text:p>1733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1633">
                <text:p>14916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6198">
                <text:p>1436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1303">
                <text:p>1461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16061">
                <text:p>1416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66088">
                <text:p>13660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53193">
                <text:p>1553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4042">
                <text:p>15540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0997">
                <text:p>1460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6039">
                <text:p>13660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77161">
                <text:p>1377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8564">
                <text:p>14685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8414">
                <text:p>14884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37790">
                <text:p>16377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91605">
                <text:p>22916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5324">
                <text:p>19953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4444">
                <text:p>170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1149">
                <text:p>1601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34217">
                <text:p>14342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21364">
                <text:p>15213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72208">
                <text:p>1672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9822">
                <text:p>1649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12641">
                <text:p>1612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9846">
                <text:p>1489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0874">
                <text:p>14408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9657">
                <text:p>1639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55755">
                <text:p>16557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10397">
                <text:p>1510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24538">
                <text:p>15245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92307">
                <text:p>1592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10224">
                <text:p>17102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9622">
                <text:p>16696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39039">
                <text:p>1439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39822">
                <text:p>15398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9857">
                <text:p>15498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24986">
                <text:p>17249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1071">
                <text:p>16010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7031">
                <text:p>14370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6025">
                <text:p>1446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5251">
                <text:p>1745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8242">
                <text:p>1698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76640">
                <text:p>24766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43457">
                <text:p>2743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5018">
                <text:p>2255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58512">
                <text:p>18585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22130">
                <text:p>17221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95050">
                <text:p>14950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12149">
                <text:p>1512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2487">
                <text:p>15124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69029">
                <text:p>13690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66542">
                <text:p>1366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20614">
                <text:p>14206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92341">
                <text:p>14923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39530">
                <text:p>14395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40835">
                <text:p>22408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11565">
                <text:p>21115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33022">
                <text:p>16330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07453">
                <text:p>17074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5461">
                <text:p>14854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21068">
                <text:p>15210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34761">
                <text:p>1534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40581">
                <text:p>16405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07374">
                <text:p>16073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1678">
                <text:p>1501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28478">
                <text:p>16284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49782">
                <text:p>17497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01255">
                <text:p>17012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64164">
                <text:p>2364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83197">
                <text:p>30831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84521">
                <text:p>35845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99640">
                <text:p>31996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15077">
                <text:p>30150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49853">
                <text:p>29498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54267">
                <text:p>42542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18667">
                <text:p>3918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42532">
                <text:p>29425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18152">
                <text:p>27181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38333">
                <text:p>2838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76988">
                <text:p>30769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98227">
                <text:p>49982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17740">
                <text:p>38177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4200">
                <text:p>3004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57420">
                <text:p>27574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89693">
                <text:p>28896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79928">
                <text:p>2879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22332">
                <text:p>30223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13188">
                <text:p>30131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91859">
                <text:p>42918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50359">
                <text:p>31503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12448">
                <text:p>34124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86794">
                <text:p>3086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64791">
                <text:p>30647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41797">
                <text:p>30417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29084">
                <text:p>28290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16410">
                <text:p>30164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72102">
                <text:p>3972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30464">
                <text:p>39304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54957">
                <text:p>31549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35446">
                <text:p>30354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16282">
                <text:p>29162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71183">
                <text:p>3071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35196">
                <text:p>4535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76410">
                <text:p>33764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60270">
                <text:p>30602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7709">
                <text:p>33077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21802">
                <text:p>32218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90316">
                <text:p>2890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78792">
                <text:p>32787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5223">
                <text:p>34952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92480">
                <text:p>26924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50753">
                <text:p>29507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50521">
                <text:p>36505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73746">
                <text:p>39737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17335">
                <text:p>34173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49191">
                <text:p>30491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90608">
                <text:p>28906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94018">
                <text:p>32940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39422">
                <text:p>42394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79594">
                <text:p>36795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54321">
                <text:p>31543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47049">
                <text:p>29470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30467">
                <text:p>31304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42605">
                <text:p>30426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39896">
                <text:p>25398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34590">
                <text:p>293459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37204">
                <text:p>37372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97005">
                <text:p>3997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54283">
                <text:p>31542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28992">
                <text:p>30289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44257">
                <text:p>27442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02819">
                <text:p>30028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38348">
                <text:p>40383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71704">
                <text:p>35717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55285">
                <text:p>31552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68402">
                <text:p>31684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71921">
                <text:p>32719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22441">
                <text:p>30224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00796">
                <text:p>28007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78382">
                <text:p>29783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48280">
                <text:p>37482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87126">
                <text:p>3787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18279">
                <text:p>32182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52732">
                <text:p>28527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91462">
                <text:p>28914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57521">
                <text:p>30575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54903">
                <text:p>41549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66919">
                <text:p>34669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53253">
                <text:p>31532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52025">
                <text:p>31520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67202">
                <text:p>32672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06408">
                <text:p>31064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05028">
                <text:p>34050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97744">
                <text:p>30977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43000">
                <text:p>2943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57856">
                <text:p>3157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21993">
                <text:p>31219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52897">
                <text:p>33528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72911">
                <text:p>31729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93322">
                <text:p>32933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74204">
                <text:p>29742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70545">
                <text:p>31705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39269">
                <text:p>31392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96197">
                <text:p>29961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30734">
                <text:p>33307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93167">
                <text:p>31931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63240">
                <text:p>32632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89949">
                <text:p>31899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21175">
                <text:p>3121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34095">
                <text:p>32340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41033">
                <text:p>27410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01734">
                <text:p>32017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12279">
                <text:p>45122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23438">
                <text:p>44234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25125">
                <text:p>3325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36944">
                <text:p>29369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00778">
                <text:p>32007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82006">
                <text:p>28820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09682">
                <text:p>29096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62780">
                <text:p>27627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54904">
                <text:p>29549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14490">
                <text:p>36144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76983">
                <text:p>39769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32679">
                <text:p>32326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41556">
                <text:p>30415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53985">
                <text:p>28539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83673">
                <text:p>29836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74282">
                <text:p>39742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0251">
                <text:p>34902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35619">
                <text:p>31356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70815">
                <text:p>29708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90270">
                <text:p>27902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93377">
                <text:p>32933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74153">
                <text:p>44741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90855">
                <text:p>30908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53785">
                <text:p>29537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09061">
                <text:p>32090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33338">
                <text:p>31333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81709">
                <text:p>31817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70526">
                <text:p>32705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83725">
                <text:p>29837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76161">
                <text:p>29761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66923">
                <text:p>30669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25282">
                <text:p>31252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09948">
                <text:p>32099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27143">
                <text:p>29271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08089">
                <text:p>31080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30310">
                <text:p>30303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13080">
                <text:p>28130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26163">
                <text:p>31261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71084">
                <text:p>30710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84026">
                <text:p>32840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75832">
                <text:p>31758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77264">
                <text:p>30772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21107">
                <text:p>33211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49393">
                <text:p>31493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58039">
                <text:p>28580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39755">
                <text:p>29397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09817">
                <text:p>37098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18502">
                <text:p>38185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60887">
                <text:p>32608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04000">
                <text:p>3004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11971">
                <text:p>28119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48246">
                <text:p>30482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79861">
                <text:p>37798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62604">
                <text:p>39626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36109">
                <text:p>31361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25459">
                <text:p>29254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64511">
                <text:p>27645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37591">
                <text:p>32375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55417">
                <text:p>44554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64003">
                <text:p>32640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97315">
                <text:p>28973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08620">
                <text:p>29086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69525">
                <text:p>33695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90690">
                <text:p>309069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77809">
                <text:p>32778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21410">
                <text:p>30214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86604">
                <text:p>30866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32885">
                <text:p>31328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57190">
                <text:p>315719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23914">
                <text:p>33239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20124">
                <text:p>30201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60586">
                <text:p>33605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25304">
                <text:p>31253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96761">
                <text:p>31967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42644">
                <text:p>30426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72334">
                <text:p>2672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53196">
                <text:p>33531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09857">
                <text:p>31098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24959">
                <text:p>31249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97527">
                <text:p>32975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98320">
                <text:p>309832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95028">
                <text:p>26950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10516">
                <text:p>30105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94365">
                <text:p>30943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81391">
                <text:p>31813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81952">
                <text:p>30819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87195">
                <text:p>32871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41060">
                <text:p>314106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84024">
                <text:p>31840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02148">
                <text:p>31021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25269">
                <text:p>31252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76130">
                <text:p>327613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78532">
                <text:p>30785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19229">
                <text:p>33192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72438">
                <text:p>30724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96896">
                <text:p>31968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70010">
                <text:p>31700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25668">
                <text:p>31256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66422">
                <text:p>33664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75632">
                <text:p>29756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98286">
                <text:p>32982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40205">
                <text:p>30402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49022">
                <text:p>29490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62131">
                <text:p>32621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77159">
                <text:p>30771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61368">
                <text:p>33613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96207">
                <text:p>42962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39565">
                <text:p>46395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40419">
                <text:p>3340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33422">
                <text:p>28334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65311">
                <text:p>32653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76660">
                <text:p>327666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70675">
                <text:p>32706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9839">
                <text:p>31898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58277">
                <text:p>30582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02492">
                <text:p>27024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84817">
                <text:p>28848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88218">
                <text:p>35882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93763">
                <text:p>40937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88521">
                <text:p>30885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97857">
                <text:p>28978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20109">
                <text:p>25201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17300">
                <text:p>28173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35149">
                <text:p>34351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48380">
                <text:p>40483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38835">
                <text:p>32388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50839">
                <text:p>28508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25414">
                <text:p>36254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45709">
                <text:p>29457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79964">
                <text:p>30799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28493">
                <text:p>31284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21481">
                <text:p>30214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97848">
                <text:p>26978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65738">
                <text:p>30657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63774">
                <text:p>41637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61385">
                <text:p>35613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61256">
                <text:p>31612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92679">
                <text:p>31926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14627">
                <text:p>32146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69121">
                <text:p>28691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84246">
                <text:p>32842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57704">
                <text:p>29577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85059">
                <text:p>29850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47386">
                <text:p>31473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55524">
                <text:p>30555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41556">
                <text:p>32415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20859">
                <text:p>29208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49475">
                <text:p>30494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67111">
                <text:p>32671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30377">
                <text:p>31303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28982">
                <text:p>35289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00626">
                <text:p>29006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61421">
                <text:p>35614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16387">
                <text:p>31163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37632">
                <text:p>32376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04497">
                <text:p>31044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92623">
                <text:p>30926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71632">
                <text:p>34716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52717">
                <text:p>28527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253834">
                <text:p>32538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33625">
                <text:p>32336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26491">
                <text:p>34264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04725">
                <text:p>32047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55829">
                <text:p>30558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26497">
                <text:p>33264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69285">
                <text:p>30692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26893">
                <text:p>30268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70207">
                <text:p>30702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33322">
                <text:p>30333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42772">
                <text:p>31427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70349">
                <text:p>28703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68741">
                <text:p>26687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35907">
                <text:p>30359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64503">
                <text:p>33645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44760">
                <text:p>30447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50136">
                <text:p>29501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82072">
                <text:p>36820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25748">
                <text:p>37257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24407">
                <text:p>30244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71637">
                <text:p>25716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97295">
                <text:p>31972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51547">
                <text:p>25515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78772">
                <text:p>31787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37464">
                <text:p>32374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11645">
                <text:p>32116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77150">
                <text:p>357715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73546">
                <text:p>30735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268890">
                <text:p>326889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04121">
                <text:p>31041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99795">
                <text:p>28997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246238">
                <text:p>32462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60089">
                <text:p>29600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03828">
                <text:p>31038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45530">
                <text:p>304553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70122">
                <text:p>30701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184084">
                <text:p>31840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108326">
                <text:p>31083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379555">
                <text:p>33795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25793">
                <text:p>28257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36809">
                <text:p>32368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63536">
                <text:p>32635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394389">
                <text:p>33943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36190">
                <text:p>323619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12930">
                <text:p>29129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89460">
                <text:p>328946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37794">
                <text:p>31377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04647">
                <text:p>31046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39883">
                <text:p>32398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43285">
                <text:p>30432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02362">
                <text:p>33023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47103">
                <text:p>28471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14407">
                <text:p>33144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16289">
                <text:p>29162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14046">
                <text:p>29140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411188">
                <text:p>34111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37472">
                <text:p>30374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00058">
                <text:p>32000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21506">
                <text:p>44215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02748">
                <text:p>48027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107424">
                <text:p>31074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34771">
                <text:p>28347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36236">
                <text:p>31362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183360">
                <text:p>31833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77833">
                <text:p>28778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97849">
                <text:p>29978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20327">
                <text:p>28203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154626">
                <text:p>31546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34619">
                <text:p>38346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241771">
                <text:p>32417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83597">
                <text:p>29835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264321">
                <text:p>32643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50204">
                <text:p>30502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83514">
                <text:p>30835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416626">
                <text:p>34166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25942">
                <text:p>30259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46580">
                <text:p>33465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87794">
                <text:p>29877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582730">
                <text:p>358273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232953">
                <text:p>32329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39840">
                <text:p>383984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544163">
                <text:p>35441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195384">
                <text:p>31953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40102">
                <text:p>30401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10431">
                <text:p>29104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12685">
                <text:p>30126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060025">
                <text:p>30600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500236">
                <text:p>35002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54035">
                <text:p>38540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07041">
                <text:p>32070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28147">
                <text:p>30281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279892">
                <text:p>32798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68852">
                <text:p>29688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78730">
                <text:p>307873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8319">
                <text:p>45883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08302">
                <text:p>45083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49804">
                <text:p>33498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81626">
                <text:p>29816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12935">
                <text:p>32129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553586">
                <text:p>35535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396524">
                <text:p>33965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12232">
                <text:p>27122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17469">
                <text:p>30174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68953">
                <text:p>42689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217435">
                <text:p>32174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120231">
                <text:p>31202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148480">
                <text:p>31484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68554">
                <text:p>31685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85110">
                <text:p>30851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976104">
                <text:p>39761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82752">
                <text:p>34827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29977">
                <text:p>38299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117213">
                <text:p>31172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328617">
                <text:p>33286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138649">
                <text:p>31386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214069">
                <text:p>32140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248628">
                <text:p>32486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56998">
                <text:p>30569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260575">
                <text:p>32605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18334">
                <text:p>30183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47158">
                <text:p>31471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68594">
                <text:p>30685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13695">
                <text:p>31136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331443">
                <text:p>33314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211542">
                <text:p>32115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469580">
                <text:p>34695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045917">
                <text:p>30459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97179">
                <text:p>30971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22438">
                <text:p>28224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92109">
                <text:p>27921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364891">
                <text:p>33648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09878">
                <text:p>31098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69865">
                <text:p>31698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10879">
                <text:p>34108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090805">
                <text:p>30908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42581">
                <text:p>3342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